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6B0000006B9D65E725B6A4E105.png" manifest:media-type="image/png"/>
  <manifest:file-entry manifest:full-path="Pictures/1000112B00000B0F00000B0F847FCFB5700C6F86.svg" manifest:media-type="image/svg+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0.889in"/>
    </style:style>
    <style:style style:name="co3" style:family="table-column">
      <style:table-column-properties fo:break-before="auto" style:column-width="1.4075in"/>
    </style:style>
    <style:style style:name="co81" style:family="table-column">
      <style:table-column-properties fo:break-before="auto" style:column-width="0.2965in"/>
    </style:style>
    <style:style style:name="co82" style:family="table-column">
      <style:table-column-properties fo:break-before="auto" style:column-width="5.0256in"/>
    </style:style>
    <style:style style:name="co83" style:family="table-column">
      <style:table-column-properties fo:break-before="auto" style:column-width="1.2535in"/>
    </style:style>
    <style:style style:name="co84" style:family="table-column">
      <style:table-column-properties fo:break-before="auto" style:column-width="1.1244in"/>
    </style:style>
    <style:style style:name="co85" style:family="table-column">
      <style:table-column-properties fo:break-before="auto" style:column-width="2.5583in"/>
    </style:style>
    <style:style style:name="co10" style:family="table-column">
      <style:table-column-properties fo:break-before="auto" style:column-width="0.3098in"/>
    </style:style>
    <style:style style:name="co86" style:family="table-column">
      <style:table-column-properties fo:break-before="auto" style:column-width="1.189in"/>
    </style:style>
    <style:style style:name="co87" style:family="table-column">
      <style:table-column-properties fo:break-before="auto" style:column-width="0.3492in"/>
    </style:style>
    <style:style style:name="co12" style:family="table-column">
      <style:table-column-properties fo:break-before="auto" style:column-width="0.672in"/>
    </style:style>
    <style:style style:name="co88" style:family="table-column">
      <style:table-column-properties fo:break-before="auto" style:column-width="1.9516in"/>
    </style:style>
    <style:style style:name="co89" style:family="table-column">
      <style:table-column-properties fo:break-before="auto" style:column-width="1.7445in"/>
    </style:style>
    <style:style style:name="co90" style:family="table-column">
      <style:table-column-properties fo:break-before="auto" style:column-width="0.7626in"/>
    </style:style>
    <style:style style:name="co17" style:family="table-column">
      <style:table-column-properties fo:break-before="auto" style:column-width="6.0075in"/>
    </style:style>
    <style:style style:name="co18" style:family="table-column">
      <style:table-column-properties fo:break-before="auto" style:column-width="7.4008in"/>
    </style:style>
    <style:style style:name="co19" style:family="table-column">
      <style:table-column-properties fo:break-before="auto" style:column-width="0.6291in"/>
    </style:style>
    <style:style style:name="co20" style:family="table-column">
      <style:table-column-properties fo:break-before="auto" style:column-width="1.2339in"/>
    </style:style>
    <style:style style:name="co21" style:family="table-column">
      <style:table-column-properties fo:break-before="auto" style:column-width="0.7047in"/>
    </style:style>
    <style:style style:name="co22" style:family="table-column">
      <style:table-column-properties fo:break-before="auto" style:column-width="1.7846in"/>
    </style:style>
    <style:style style:name="co23" style:family="table-column">
      <style:table-column-properties fo:break-before="auto" style:column-width="1.5465in"/>
    </style:style>
    <style:style style:name="co24" style:family="table-column">
      <style:table-column-properties fo:break-before="auto" style:column-width="1.1134in"/>
    </style:style>
    <style:style style:name="co25" style:family="table-column">
      <style:table-column-properties fo:break-before="auto" style:column-width="1.0846in"/>
    </style:style>
    <style:style style:name="co26" style:family="table-column">
      <style:table-column-properties fo:break-before="auto" style:column-width="0.6717in"/>
    </style:style>
    <style:style style:name="co27" style:family="table-column">
      <style:table-column-properties fo:break-before="auto" style:column-width="0.7236in"/>
    </style:style>
    <style:style style:name="co28" style:family="table-column">
      <style:table-column-properties fo:break-before="auto" style:column-width="1.1102in"/>
    </style:style>
    <style:style style:name="co29" style:family="table-column">
      <style:table-column-properties fo:break-before="auto" style:column-width="0.6591in"/>
    </style:style>
    <style:style style:name="co30" style:family="table-column">
      <style:table-column-properties fo:break-before="auto" style:column-width="0.9299in"/>
    </style:style>
    <style:style style:name="co31" style:family="table-column">
      <style:table-column-properties fo:break-before="auto" style:column-width="1.772in"/>
    </style:style>
    <style:style style:name="co32" style:family="table-column">
      <style:table-column-properties fo:break-before="auto" style:column-width="3.702in"/>
    </style:style>
    <style:style style:name="co33" style:family="table-column">
      <style:table-column-properties fo:break-before="auto" style:column-width="0.7354in"/>
    </style:style>
    <style:style style:name="co34" style:family="table-column">
      <style:table-column-properties fo:break-before="auto" style:column-width="2.1063in"/>
    </style:style>
    <style:style style:name="co35" style:family="table-column">
      <style:table-column-properties fo:break-before="auto" style:column-width="2.0035in"/>
    </style:style>
    <style:style style:name="co36" style:family="table-column">
      <style:table-column-properties fo:break-before="auto" style:column-width="3.9862in"/>
    </style:style>
    <style:style style:name="co37" style:family="table-column">
      <style:table-column-properties fo:break-before="auto" style:column-width="4.4028in"/>
    </style:style>
    <style:style style:name="co38" style:family="table-column">
      <style:table-column-properties fo:break-before="auto" style:column-width="6.3327in"/>
    </style:style>
    <style:style style:name="co39" style:family="table-column">
      <style:table-column-properties fo:break-before="auto" style:column-width="2.1181in"/>
    </style:style>
    <style:style style:name="co40" style:family="table-column">
      <style:table-column-properties fo:break-before="auto" style:column-width="0.6071in"/>
    </style:style>
    <style:style style:name="co41" style:family="table-column">
      <style:table-column-properties fo:break-before="auto" style:column-width="1.2453in"/>
    </style:style>
    <style:style style:name="co42" style:family="table-column">
      <style:table-column-properties fo:break-before="auto" style:column-width="4.3201in"/>
    </style:style>
    <style:style style:name="co43" style:family="table-column">
      <style:table-column-properties fo:break-before="auto" style:column-width="1.411in"/>
    </style:style>
    <style:style style:name="co44" style:family="table-column">
      <style:table-column-properties fo:break-before="auto" style:column-width="0.4272in"/>
    </style:style>
    <style:style style:name="co45" style:family="table-column">
      <style:table-column-properties fo:break-before="auto" style:column-width="1.0327in"/>
    </style:style>
    <style:style style:name="co46" style:family="table-column">
      <style:table-column-properties fo:break-before="auto" style:column-width="1.1382in"/>
    </style:style>
    <style:style style:name="co47" style:family="table-column">
      <style:table-column-properties fo:break-before="auto" style:column-width="0.9728in"/>
    </style:style>
    <style:style style:name="co48" style:family="table-column">
      <style:table-column-properties fo:break-before="auto" style:column-width="0.9043in"/>
    </style:style>
    <style:style style:name="co49" style:family="table-column">
      <style:table-column-properties fo:break-before="auto" style:column-width="1.0992in"/>
    </style:style>
    <style:style style:name="co50" style:family="table-column">
      <style:table-column-properties fo:break-before="auto" style:column-width="1.1217in"/>
    </style:style>
    <style:style style:name="co51" style:family="table-column">
      <style:table-column-properties fo:break-before="auto" style:column-width="1.5098in"/>
    </style:style>
    <style:style style:name="co52" style:family="table-column">
      <style:table-column-properties fo:break-before="auto" style:column-width="0.5319in"/>
    </style:style>
    <style:style style:name="co53" style:family="table-column">
      <style:table-column-properties fo:break-before="auto" style:column-width="0.3689in"/>
    </style:style>
    <style:style style:name="co54" style:family="table-column">
      <style:table-column-properties fo:break-before="auto" style:column-width="0.9953in"/>
    </style:style>
    <style:style style:name="co55" style:family="table-column">
      <style:table-column-properties fo:break-before="auto" style:column-width="0.9335in"/>
    </style:style>
    <style:style style:name="co56" style:family="table-column">
      <style:table-column-properties fo:break-before="auto" style:column-width="0.5193in"/>
    </style:style>
    <style:style style:name="co57" style:family="table-column">
      <style:table-column-properties fo:break-before="auto" style:column-width="0.4335in"/>
    </style:style>
    <style:style style:name="co58" style:family="table-column">
      <style:table-column-properties fo:break-before="auto" style:column-width="0.9307in"/>
    </style:style>
    <style:style style:name="co59" style:family="table-column">
      <style:table-column-properties fo:break-before="auto" style:column-width="0.9193in"/>
    </style:style>
    <style:style style:name="co60" style:family="table-column">
      <style:table-column-properties fo:break-before="auto" style:column-width="0.5575in"/>
    </style:style>
    <style:style style:name="co61" style:family="table-column">
      <style:table-column-properties fo:break-before="auto" style:column-width="1.1047in"/>
    </style:style>
    <style:style style:name="co62" style:family="table-column">
      <style:table-column-properties fo:break-before="auto" style:column-width="1.4984in"/>
    </style:style>
    <style:style style:name="co63" style:family="table-column">
      <style:table-column-properties fo:break-before="auto" style:column-width="0.7984in"/>
    </style:style>
    <style:style style:name="co64" style:family="table-column">
      <style:table-column-properties fo:break-before="auto" style:column-width="0.8492in"/>
    </style:style>
    <style:style style:name="co65" style:family="table-column">
      <style:table-column-properties fo:break-before="auto" style:column-width="0.5957in"/>
    </style:style>
    <style:style style:name="co66" style:family="table-column">
      <style:table-column-properties fo:break-before="auto" style:column-width="1.0398in"/>
    </style:style>
    <style:style style:name="co67" style:family="table-column">
      <style:table-column-properties fo:break-before="auto" style:column-width="0.8874in"/>
    </style:style>
    <style:style style:name="co68" style:family="table-column">
      <style:table-column-properties fo:break-before="auto" style:column-width="0.5835in"/>
    </style:style>
    <style:style style:name="co69" style:family="table-column">
      <style:table-column-properties fo:break-before="auto" style:column-width="4.2984in"/>
    </style:style>
    <style:style style:name="co70" style:family="table-column">
      <style:table-column-properties fo:break-before="auto" style:column-width="1.0547in"/>
    </style:style>
    <style:style style:name="co71" style:family="table-column">
      <style:table-column-properties fo:break-before="auto" style:column-width="0.9138in"/>
    </style:style>
    <style:style style:name="co72" style:family="table-column">
      <style:table-column-properties fo:break-before="auto" style:column-width="1.0429in"/>
    </style:style>
    <style:style style:name="co73" style:family="table-column">
      <style:table-column-properties fo:break-before="auto" style:column-width="1.6252in"/>
    </style:style>
    <style:style style:name="co74" style:family="table-column">
      <style:table-column-properties fo:break-before="auto" style:column-width="0.6209in"/>
    </style:style>
    <style:style style:name="co75" style:family="table-column">
      <style:table-column-properties fo:break-before="auto" style:column-width="0.7862in"/>
    </style:style>
    <style:style style:name="co76" style:family="table-column">
      <style:table-column-properties fo:break-before="auto" style:column-width="0.5453in"/>
    </style:style>
    <style:style style:name="co77" style:family="table-column">
      <style:table-column-properties fo:break-before="auto" style:column-width="0.4134in"/>
    </style:style>
    <style:style style:name="co78" style:family="table-column">
      <style:table-column-properties fo:break-before="auto" style:column-width="0.9508in"/>
    </style:style>
    <style:style style:name="co79" style:family="table-column">
      <style:table-column-properties fo:break-before="auto" style:column-width="1.0882in"/>
    </style:style>
    <style:style style:name="co80" style:family="table-column">
      <style:table-column-properties fo:break-before="auto" style:column-width="1.7402in"/>
    </style:style>
    <style:style style:name="co91" style:family="table-column">
      <style:table-column-properties fo:break-before="auto" style:column-width="1.0646in"/>
    </style:style>
    <style:style style:name="co92" style:family="table-column">
      <style:table-column-properties fo:break-before="auto" style:column-width="0.8693in"/>
    </style:style>
    <style:style style:name="co93" style:family="table-column">
      <style:table-column-properties fo:break-before="auto" style:column-width="0.9634in"/>
    </style:style>
    <style:style style:name="co94" style:family="table-column">
      <style:table-column-properties fo:break-before="auto" style:column-width="0.9126in"/>
    </style:style>
    <style:style style:name="co95" style:family="table-column">
      <style:table-column-properties fo:break-before="auto" style:column-width="0.561in"/>
    </style:style>
    <style:style style:name="co96" style:family="table-column">
      <style:table-column-properties fo:break-before="auto" style:column-width="3.2835in"/>
    </style:style>
    <style:style style:name="co97" style:family="table-column">
      <style:table-column-properties fo:break-before="auto" style:column-width="0.9472in"/>
    </style:style>
    <style:style style:name="co98" style:family="table-column">
      <style:table-column-properties fo:break-before="auto" style:column-width="1.0591in"/>
    </style:style>
    <style:style style:name="co99" style:family="table-column">
      <style:table-column-properties fo:break-before="auto" style:column-width="0.9209in"/>
    </style:style>
    <style:style style:name="co100" style:family="table-column">
      <style:table-column-properties fo:break-before="auto" style:column-width="1.2965in"/>
    </style:style>
    <style:style style:name="co101" style:family="table-column">
      <style:table-column-properties fo:break-before="auto" style:column-width="0.8181in"/>
    </style:style>
    <style:style style:name="ro1" style:family="table-row">
      <style:table-row-properties style:row-height="0.178in" fo:break-before="auto" style:use-optimal-row-height="false"/>
    </style:style>
    <style:style style:name="ro2" style:family="table-row">
      <style:table-row-properties style:row-height="0.3528in" fo:break-before="auto" style:use-optimal-row-height="false"/>
    </style:style>
    <style:style style:name="ro3" style:family="table-row">
      <style:table-row-properties style:row-height="0.3283in" fo:break-before="auto" style:use-optimal-row-height="false"/>
    </style:style>
    <style:style style:name="ro4" style:family="table-row">
      <style:table-row-properties style:row-height="0.2307in" fo:break-before="auto" style:use-optimal-row-height="false"/>
    </style:style>
    <style:style style:name="ro5" style:family="table-row">
      <style:table-row-properties style:row-height="0.3937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8728in" fo:break-before="auto" style:use-optimal-row-height="false"/>
    </style:style>
    <style:style style:name="ro9" style:family="table-row">
      <style:table-row-properties style:row-height="0.3992in" fo:break-before="auto" style:use-optimal-row-height="false"/>
    </style:style>
    <style:style style:name="ro10" style:family="table-row">
      <style:table-row-properties style:row-height="1.1984in" fo:break-before="auto" style:use-optimal-row-height="false"/>
    </style:style>
    <style:style style:name="ro11" style:family="table-row">
      <style:table-row-properties style:row-height="3.7492in" fo:break-before="auto" style:use-optimal-row-height="false"/>
    </style:style>
    <style:style style:name="ro12" style:family="table-row">
      <style:table-row-properties style:row-height="1.2909in" fo:break-before="auto" style:use-optimal-row-height="false"/>
    </style:style>
    <style:style style:name="ro13" style:family="table-row">
      <style:table-row-properties style:row-height="0.5366in" fo:break-before="auto" style:use-optimal-row-height="false"/>
    </style:style>
    <style:style style:name="ro60" style:family="table-row">
      <style:table-row-properties style:row-height="0.1701in" fo:break-before="auto" style:use-optimal-row-height="false"/>
    </style:style>
    <style:style style:name="ro54" style:family="table-row">
      <style:table-row-properties style:row-height="0.1917in" fo:break-before="auto" style:use-optimal-row-height="true"/>
    </style:style>
    <style:style style:name="ro61" style:family="table-row">
      <style:table-row-properties style:row-height="0.3102in" fo:break-before="auto" style:use-optimal-row-height="true"/>
    </style:style>
    <style:style style:name="ro58" style:family="table-row">
      <style:table-row-properties style:row-height="0.4047in" fo:break-before="auto" style:use-optimal-row-height="true"/>
    </style:style>
    <style:style style:name="ro62" style:family="table-row">
      <style:table-row-properties style:row-height="0.3398in" fo:break-before="auto" style:use-optimal-row-height="true"/>
    </style:style>
    <style:style style:name="ro63" style:family="table-row">
      <style:table-row-properties style:row-height="0.3063in" fo:break-before="auto" style:use-optimal-row-height="true"/>
    </style:style>
    <style:style style:name="ro64" style:family="table-row">
      <style:table-row-properties style:row-height="1.0362in" fo:break-before="auto" style:use-optimal-row-height="false"/>
    </style:style>
    <style:style style:name="ro21" style:family="table-row">
      <style:table-row-properties style:row-height="0.1484in" fo:break-before="auto" style:use-optimal-row-height="false"/>
    </style:style>
    <style:style style:name="ro22" style:family="table-row">
      <style:table-row-properties style:row-height="0.3063in" fo:break-before="auto" style:use-optimal-row-height="false"/>
    </style:style>
    <style:style style:name="ro23" style:family="table-row">
      <style:table-row-properties style:row-height="0.1465in" fo:break-before="auto" style:use-optimal-row-height="false"/>
    </style:style>
    <style:style style:name="ro24" style:family="table-row">
      <style:table-row-properties style:row-height="0.1807in" fo:break-before="auto" style:use-optimal-row-height="false"/>
    </style:style>
    <style:style style:name="ro25" style:family="table-row">
      <style:table-row-properties style:row-height="0.1846in" fo:break-before="auto" style:use-optimal-row-height="false"/>
    </style:style>
    <style:style style:name="ro26" style:family="table-row">
      <style:table-row-properties style:row-height="0.1957in" fo:break-before="auto" style:use-optimal-row-height="false"/>
    </style:style>
    <style:style style:name="ro27" style:family="table-row">
      <style:table-row-properties style:row-height="0.3075in" fo:break-before="auto" style:use-optimal-row-height="false"/>
    </style:style>
    <style:style style:name="ro28" style:family="table-row">
      <style:table-row-properties style:row-height="0.1835in" fo:break-before="auto" style:use-optimal-row-height="false"/>
    </style:style>
    <style:style style:name="ro29" style:family="table-row">
      <style:table-row-properties style:row-height="0.3118in" fo:break-before="auto" style:use-optimal-row-height="false"/>
    </style:style>
    <style:style style:name="ro30" style:family="table-row">
      <style:table-row-properties style:row-height="0.1591in" fo:break-before="auto" style:use-optimal-row-height="false"/>
    </style:style>
    <style:style style:name="ro31" style:family="table-row">
      <style:table-row-properties style:row-height="0.2071in" fo:break-before="auto" style:use-optimal-row-height="false"/>
    </style:style>
    <style:style style:name="ro32" style:family="table-row">
      <style:table-row-properties style:row-height="0.4299in" fo:break-before="auto" style:use-optimal-row-height="false"/>
    </style:style>
    <style:style style:name="ro33" style:family="table-row">
      <style:table-row-properties style:row-height="0.2673in" fo:break-before="auto" style:use-optimal-row-height="false"/>
    </style:style>
    <style:style style:name="ro34" style:family="table-row">
      <style:table-row-properties style:row-height="0.1665in" fo:break-before="auto" style:use-optimal-row-height="false"/>
    </style:style>
    <style:style style:name="ro35" style:family="table-row">
      <style:table-row-properties style:row-height="0.2083in" fo:break-before="auto" style:use-optimal-row-height="false"/>
    </style:style>
    <style:style style:name="ro36" style:family="table-row">
      <style:table-row-properties style:row-height="0.3866in" fo:break-before="auto" style:use-optimal-row-height="false"/>
    </style:style>
    <style:style style:name="ro37" style:family="table-row">
      <style:table-row-properties style:row-height="0.4618in" fo:break-before="auto" style:use-optimal-row-height="false"/>
    </style:style>
    <style:style style:name="ro38" style:family="table-row">
      <style:table-row-properties style:row-height="0.2992in" fo:break-before="auto" style:use-optimal-row-height="false"/>
    </style:style>
    <style:style style:name="ro39" style:family="table-row">
      <style:table-row-properties style:row-height="0.2362in" fo:break-before="auto" style:use-optimal-row-height="false"/>
    </style:style>
    <style:style style:name="ro40" style:family="table-row">
      <style:table-row-properties style:row-height="0.2465in" fo:break-before="auto" style:use-optimal-row-height="false"/>
    </style:style>
    <style:style style:name="ro41" style:family="table-row">
      <style:table-row-properties style:row-height="0.2516in" fo:break-before="auto" style:use-optimal-row-height="false"/>
    </style:style>
    <style:style style:name="ro42" style:family="table-row">
      <style:table-row-properties style:row-height="0.252in" fo:break-before="auto" style:use-optimal-row-height="false"/>
    </style:style>
    <style:style style:name="ro43" style:family="table-row">
      <style:table-row-properties style:row-height="0.2311in" fo:break-before="auto" style:use-optimal-row-height="false"/>
    </style:style>
    <style:style style:name="ro44" style:family="table-row">
      <style:table-row-properties style:row-height="0.2555in" fo:break-before="auto" style:use-optimal-row-height="false"/>
    </style:style>
    <style:style style:name="ro45" style:family="table-row">
      <style:table-row-properties style:row-height="0.2799in" fo:break-before="auto" style:use-optimal-row-height="false"/>
    </style:style>
    <style:style style:name="ro46" style:family="table-row">
      <style:table-row-properties style:row-height="0.1965in" fo:break-before="auto" style:use-optimal-row-height="false"/>
    </style:style>
    <style:style style:name="ro47" style:family="table-row">
      <style:table-row-properties style:row-height="0.3744in" fo:break-before="auto" style:use-optimal-row-height="false"/>
    </style:style>
    <style:style style:name="ro48" style:family="table-row">
      <style:table-row-properties style:row-height="0.3618in" fo:break-before="auto" style:use-optimal-row-height="false"/>
    </style:style>
    <style:style style:name="ro49" style:family="table-row">
      <style:table-row-properties style:row-height="0.1618in" fo:break-before="auto" style:use-optimal-row-height="false"/>
    </style:style>
    <style:style style:name="ro50" style:family="table-row">
      <style:table-row-properties style:row-height="0.1744in" fo:break-before="auto" style:use-optimal-row-height="false"/>
    </style:style>
    <style:style style:name="ro51" style:family="table-row">
      <style:table-row-properties style:row-height="0.2618in" fo:break-before="auto" style:use-optimal-row-height="false"/>
    </style:style>
    <style:style style:name="ro52" style:family="table-row">
      <style:table-row-properties style:row-height="0.2366in" fo:break-before="auto" style:use-optimal-row-height="false"/>
    </style:style>
    <style:style style:name="ro53" style:family="table-row">
      <style:table-row-properties style:row-height="0.3508in" fo:break-before="auto" style:use-optimal-row-height="false"/>
    </style:style>
    <style:style style:name="ro55" style:family="table-row">
      <style:table-row-properties style:row-height="0.4134in" fo:break-before="auto" style:use-optimal-row-height="false"/>
    </style:style>
    <style:style style:name="ro56" style:family="table-row">
      <style:table-row-properties style:row-height="0.4472in" fo:break-before="auto" style:use-optimal-row-height="false"/>
    </style:style>
    <style:style style:name="ro57" style:family="table-row">
      <style:table-row-properties style:row-height="0.4543in" fo:break-before="auto" style:use-optimal-row-height="false"/>
    </style:style>
    <style:style style:name="ro59" style:family="table-row">
      <style:table-row-properties style:row-height="0.1819in" fo:break-before="auto" style:use-optimal-row-height="false"/>
    </style:style>
    <style:style style:name="ro65" style:family="table-row">
      <style:table-row-properties style:row-height="0.4209in" fo:break-before="auto" style:use-optimal-row-height="false"/>
    </style:style>
    <style:style style:name="ro66" style:family="table-row">
      <style:table-row-properties style:row-height="0.2571in" fo:break-before="auto" style:use-optimal-row-height="false"/>
    </style:style>
    <style:style style:name="ro67" style:family="table-row">
      <style:table-row-properties style:row-height="0.3236in" fo:break-before="auto" style:use-optimal-row-height="false"/>
    </style:style>
    <style:style style:name="ro68" style:family="table-row">
      <style:table-row-properties style:row-height="0.3311in" fo:break-before="auto" style:use-optimal-row-height="true"/>
    </style:style>
    <style:style style:name="ro69" style:family="table-row">
      <style:table-row-properties style:row-height="0.2646in" fo:break-before="auto" style:use-optimal-row-height="false"/>
    </style:style>
    <style:style style:name="ro70" style:family="table-row">
      <style:table-row-properties style:row-height="0.4744in" fo:break-before="auto" style:use-optimal-row-height="false"/>
    </style:style>
    <style:style style:name="ro71" style:family="table-row">
      <style:table-row-properties style:row-height="0.1681in" fo:break-before="auto" style:use-optimal-row-height="false"/>
    </style:style>
    <style:style style:name="ro72"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ext-properties fo:color="#3465a4" style:font-name="Arial2" fo:font-size="20pt" fo:font-weight="normal" style:font-size-asian="20pt" style:font-weight-asian="normal" style:font-size-complex="20pt" style:font-weight-complex="normal"/>
    </style:style>
    <style:style style:name="ce19"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 style:family="table-cell" style:parent-style-name="Default">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23"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25"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fo:background-color="#dee6ef" fo:border-left="none" fo:border-right="none" fo:border-top="0.06pt solid #729fcf"/>
    </style:style>
    <style:style style:name="ce2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ee6ef"/>
    </style:style>
    <style:style style:name="ce30"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style:font-name="Helvetica Neu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2"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13"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14" style:family="table-cell" style:parent-style-name="Default">
      <style:text-properties fo:font-size="11pt" style:font-size-asian="11pt" style:font-size-complex="11pt"/>
    </style:style>
    <style:style style:name="ce415" style:family="table-cell" style:parent-style-name="Default">
      <style:table-cell-properties fo:background-color="#cccccc"/>
    </style:style>
    <style:style style:name="ce416"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17" style:family="table-cell" style:parent-style-name="Default" style:data-style-name="N130"/>
    <style:style style:name="ce418" style:family="table-cell" style:parent-style-name="Default" style:data-style-name="N130">
      <style:text-properties fo:font-size="11pt" style:font-size-asian="11pt" style:font-size-complex="11pt"/>
    </style:style>
    <style:style style:name="ce419"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eeeeee" fo:wrap-option="wrap" fo:border="2.01pt solid #3465a4"/>
      <style:text-properties fo:font-size="12pt" style:font-size-asian="12pt" style:font-size-complex="12pt"/>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ext-properties fo:color="#3465a4" style:font-name="Arial2" fo:font-size="20pt" fo:font-weight="normal" style:font-size-asian="20pt" style:font-weight-asian="normal" style:font-size-complex="20pt" style:font-weight-complex="normal"/>
    </style:style>
    <style:style style:name="ce5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 style:family="table-cell" style:parent-style-name="Default">
      <style:text-properties fo:font-size="12pt" fo:font-weight="bold" style:font-size-asian="12pt" style:font-weight-asian="bold" style:font-size-complex="12pt" style:font-weight-complex="bold"/>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61"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62"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dee6ef" fo:border-left="none" fo:border-right="none" fo:border-top="0.06pt solid #729fcf"/>
    </style:style>
    <style:style style:name="ce8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dee6ef"/>
    </style:style>
    <style:style style:name="ce85"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in"/>
    </style:style>
    <style:style style:name="ce25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in"/>
    </style:style>
    <style:style style:name="ce9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in"/>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in"/>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in"/>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in"/>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in"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4"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8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7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7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80"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in"/>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in"/>
    </style:style>
    <style:style style:name="ce222" style:family="table-cell" style:parent-style-name="Default">
      <style:table-cell-properties style:text-align-source="fix" style:repeat-content="false"/>
      <style:paragraph-properties fo:text-align="end" fo:margin-left="0in"/>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0.0591in 0.0591in" fo:border-top="2.49pt solid #000000"/>
      <style:paragraph-properties fo:text-align="center" fo:margin-left="0in"/>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0.0591in 0.0591in" fo:border-top="1.5pt solid #000000"/>
      <style:paragraph-properties fo:text-align="center" fo:margin-left="0in"/>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in"/>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in"/>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0.0193in" style:vertical-align="middle"/>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0.0193in"/>
      <style:paragraph-properties fo:text-align="center"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2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30"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31"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32" style:family="table-cell" style:parent-style-name="Default">
      <style:text-properties fo:font-size="11pt" style:font-size-asian="11pt" style:font-size-complex="11pt"/>
    </style:style>
    <style:style style:name="ce433" style:family="table-cell" style:parent-style-name="Default">
      <style:table-cell-properties fo:background-color="#cccccc"/>
    </style:style>
    <style:style style:name="ce434"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35" style:family="table-cell" style:parent-style-name="Default" style:data-style-name="N130"/>
    <style:style style:name="ce436" style:family="table-cell" style:parent-style-name="Default" style:data-style-name="N130">
      <style:text-properties fo:font-size="11pt" style:font-size-asian="11pt" style:font-size-complex="11pt"/>
    </style:style>
    <style:style style:name="ce437"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in"/>
    </style:style>
    <style:style style:name="ce263" style:family="table-cell" style:parent-style-name="Default" style:data-style-name="N99">
      <style:table-cell-properties style:text-align-source="fix" style:repeat-content="false"/>
      <style:paragraph-properties fo:text-align="end" fo:margin-left="0in"/>
    </style:style>
    <style:style style:name="ce264" style:family="table-cell" style:parent-style-name="Default" style:data-style-name="N0"/>
    <style:style style:name="ce441"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width="0.0787in" draw:marker-start-center="false" draw:fill="solid" draw:fill-color="#ffffc0" draw:auto-grow-height="true" draw:auto-grow-width="false" fo:min-height="0.359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width="0.0787in" draw:marker-start-center="false" draw:fill="solid" draw:fill-color="#ffffc0" draw:auto-grow-height="true" draw:auto-grow-width="false" fo:min-height="1.5382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width="0.0787in" draw:marker-start-center="false" draw:fill="solid" draw:fill-color="#ffffc0" draw:auto-grow-height="true" draw:auto-grow-width="false" fo:min-height="0.7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width="0.0787in" draw:marker-start-center="false" draw:fill="solid" draw:fill-color="#ffffc0" draw:auto-grow-height="true" draw:auto-grow-width="false" fo:min-height="2.5634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width="0.0787in" draw:marker-start-center="false" draw:fill="solid" draw:fill-color="#ffffc0" draw:auto-grow-height="true" draw:auto-grow-width="false" fo:min-height="1.352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textarea-horizontal-align="justify" draw:textarea-vertical-align="middle" draw:auto-grow-height="false" fo:min-height="0.1252in" fo:min-width="0.3827in"/>
    </style:style>
    <style:style style:name="gr7" style:family="graphic">
      <style:graphic-properties draw:marker-start-width="0.0787in" draw:marker-start-center="false" draw:fill="solid" draw:fill-color="#ffffc0" draw:auto-grow-height="true" draw:auto-grow-width="false" fo:min-height="2.778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width="0.0787in" draw:marker-start-center="false" draw:fill="solid" draw:fill-color="#ffffc0" draw:auto-grow-height="true" draw:auto-grow-width="false" fo:min-height="0.256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width="0.0787in" draw:marker-start-center="false" draw:fill="solid" draw:fill-color="#ffffc0" draw:auto-grow-height="true" draw:auto-grow-width="false" fo:min-height="1.7091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width="0.0787in" draw:marker-start-center="false" draw:fill="solid" draw:fill-color="#ffffc0" draw:auto-grow-height="true" draw:auto-grow-width="false" fo:min-height="0.3421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none" svg:stroke-color="#000000" draw:fill="solid" draw:fill-color="#dddddd" fo:min-height="5.0933in" fo:padding-top="0.1181in" fo:padding-bottom="0.1181in" fo:padding-left="0.1181in" fo:padding-right="0.1181in"/>
      <style:paragraph-properties style:writing-mode="lr-tb"/>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4" style:family="graphic">
      <style:graphic-properties draw:stroke="none" svg:stroke-color="#000000" draw:fill="solid" draw:fill-color="#dddddd" fo:min-height="4.8508in" fo:padding-top="0.1181in" fo:padding-bottom="0.1181in" fo:padding-left="0.1181in" fo:padding-right="0.1181in"/>
      <style:paragraph-properties style:writing-mode="lr-tb"/>
    </style:style>
    <style:style style:name="gr15" style:family="graphic">
      <style:graphic-properties draw:stroke="none" svg:stroke-color="#000000" draw:fill="solid" draw:fill-color="#dddddd" fo:min-height="4.1232in" fo:padding-top="0.1181in" fo:padding-bottom="0.1181in" fo:padding-left="0.1181in" fo:padding-right="0.1181in"/>
      <style:paragraph-properties style:writing-mode="lr-tb"/>
    </style:style>
    <style:style style:name="gr16" style:family="graphic">
      <style:graphic-properties draw:stroke="none" svg:stroke-color="#000000" draw:fill="solid" draw:fill-color="#dddddd" fo:min-height="3.6382in" fo:padding-top="0.1181in" fo:padding-bottom="0.1181in" fo:padding-left="0.1181in" fo:padding-right="0.1181in"/>
      <style:paragraph-properties style:writing-mode="lr-tb"/>
    </style:style>
    <style:style style:name="gr17" style:family="graphic">
      <style:graphic-properties draw:stroke="none" svg:stroke-color="#000000" draw:fill="solid" draw:fill-color="#dddddd" fo:min-height="3.8807in" fo:padding-top="0.1181in" fo:padding-bottom="0.1181in" fo:padding-left="0.1181in" fo:padding-right="0.1181in"/>
      <style:paragraph-properties style:writing-mode="lr-tb"/>
    </style:style>
    <style:style style:name="gr18" style:family="graphic">
      <style:graphic-properties draw:stroke="none" svg:stroke-color="#000000" draw:fill="solid" draw:fill-color="#dddddd" fo:min-height="1.2421in" fo:padding-top="0.1181in" fo:padding-bottom="0.1181in" fo:padding-left="0.1181in" fo:padding-right="0.1181in"/>
      <style:paragraph-properties style:writing-mode="lr-tb"/>
    </style:style>
    <style:style style:name="gr19" style:family="graphic">
      <style:graphic-properties draw:stroke="none" svg:stroke-color="#000000" draw:fill="solid" draw:fill-color="#dddddd" fo:min-height="4.3657in" fo:padding-top="0.1181in" fo:padding-bottom="0.1181in" fo:padding-left="0.1181in" fo:padding-right="0.1181in"/>
      <style:paragraph-properties style:writing-mode="lr-tb"/>
    </style:style>
    <style:style style:name="gr20" style:family="graphic">
      <style:graphic-properties draw:stroke="none" svg:stroke-color="#000000" draw:fill="solid" draw:fill-color="#dddddd" fo:min-height="3.3957in" fo:padding-top="0.1181in" fo:padding-bottom="0.1181in" fo:padding-left="0.1181in" fo:padding-right="0.1181in"/>
      <style:paragraph-properties style:writing-mode="lr-tb"/>
    </style:style>
    <style:style style:name="gr21" style:family="graphic">
      <style:graphic-properties draw:stroke="none" svg:stroke-color="#000000" draw:fill="solid" draw:fill-color="#dddddd" fo:min-height="2.4256in" fo:padding-top="0.1181in" fo:padding-bottom="0.1181in" fo:padding-left="0.1181in" fo:padding-right="0.1181in"/>
      <style:paragraph-properties style:writing-mode="lr-tb"/>
    </style:style>
    <style:style style:name="gr22" style:family="graphic">
      <style:graphic-properties draw:stroke="none" svg:stroke-color="#000000" draw:fill="solid" draw:fill-color="#dddddd" fo:min-height="2.9106in" fo:padding-top="0.1181in" fo:padding-bottom="0.1181in" fo:padding-left="0.1181in" fo:padding-right="0.1181in"/>
      <style:paragraph-properties style:writing-mode="lr-tb"/>
    </style:style>
    <style:style style:name="gr23" style:family="graphic">
      <style:graphic-properties draw:stroke="none" svg:stroke-color="#000000" draw:fill="solid" draw:fill-color="#dddddd" fo:min-height="1.698in" fo:padding-top="0.1181in" fo:padding-bottom="0.1181in" fo:padding-left="0.1181in" fo:padding-right="0.1181in"/>
      <style:paragraph-properties style:writing-mode="lr-tb"/>
    </style:style>
    <style:style style:name="gr24" style:family="graphic">
      <style:graphic-properties draw:stroke="none" svg:stroke-color="#000000" draw:fill="solid" draw:fill-color="#dddddd" fo:min-height="2.1831in" fo:padding-top="0.1181in" fo:padding-bottom="0.1181in" fo:padding-left="0.1181in" fo:padding-right="0.1181in"/>
      <style:paragraph-properties style:writing-mode="lr-tb"/>
    </style:style>
    <style:style style:name="gr25" style:family="graphic">
      <style:graphic-properties draw:stroke="none" svg:stroke-color="#000000" draw:fill="solid" draw:fill-color="#dddddd" fo:min-height="1.4555in" fo:padding-top="0.1181in" fo:padding-bottom="0.1181in" fo:padding-left="0.1181in" fo:padding-right="0.1181in"/>
      <style:paragraph-properties style:writing-mode="lr-tb"/>
    </style:style>
    <style:style style:name="gr26" style:family="graphic">
      <style:graphic-properties draw:stroke="none" svg:stroke-color="#000000" draw:fill="solid" draw:fill-color="#dddddd" fo:min-height="1.4921in" fo:padding-top="0.1181in" fo:padding-bottom="0.1181in" fo:padding-left="0.1181in" fo:padding-right="0.1181in"/>
      <style:paragraph-properties style:writing-mode="lr-tb"/>
    </style:style>
    <style:style style:name="gr27" style:family="graphic">
      <style:graphic-properties draw:stroke="none" svg:stroke-color="#000000" draw:fill="solid" draw:fill-color="#dddddd" fo:min-height="1.213in" fo:padding-top="0.1181in" fo:padding-bottom="0.1181in" fo:padding-left="0.1181in" fo:padding-right="0.1181in"/>
      <style:paragraph-properties style:writing-mode="lr-tb"/>
    </style:style>
    <style:style style:name="gr28" style:family="graphic">
      <style:graphic-properties draw:stroke="none" svg:stroke-color="#000000" draw:fill="solid" draw:fill-color="#dddddd" draw:auto-grow-height="false" fo:min-height="2.7087in" draw:shadow="hidden"/>
      <style:paragraph-properties style:writing-mode="lr-tb"/>
    </style:style>
    <style:style style:name="gr29" style:family="graphic">
      <style:graphic-properties draw:stroke="none" svg:stroke-color="#000000" draw:fill="solid" draw:fill-color="#dddddd" fo:min-height="2.7421in"/>
      <style:paragraph-properties style:writing-mode="lr-tb"/>
    </style:style>
    <style:style style:name="gr30" style:family="graphic">
      <style:graphic-properties draw:marker-start-width="0.0787in" draw:marker-start-center="false" draw:fill="solid" draw:fill-color="#ffffc0" draw:auto-grow-height="true" draw:auto-grow-width="false" fo:min-height="0.3736in" fo:padding-top="0.0394in" fo:padding-bottom="0.0394in" fo:padding-left="0.0394in" fo:padding-right="0.0394in" draw:shadow="hidden" draw:shadow-offset-x="0.0394in" draw:shadow-offset-y="0.0394in" draw:caption-escape-direction="auto"/>
      <style:paragraph-properties style:writing-mode="lr-tb"/>
    </style:style>
    <style:style style:name="gr31" style:family="graphic">
      <style:graphic-properties draw:marker-start-width="0.0787in" draw:marker-start-center="false" draw:fill="solid" draw:fill-color="#ffffc0" draw:auto-grow-height="true" draw:auto-grow-width="false" fo:min-height="0.7469in" fo:padding-top="0.0394in" fo:padding-bottom="0.0394in" fo:padding-left="0.0394in" fo:padding-right="0.0394in" draw:shadow="hidden" draw:shadow-offset-x="0.0394in" draw:shadow-offset-y="0.0394in" draw:caption-escape-direction="auto"/>
      <style:paragraph-properties style:writing-mode="lr-tb"/>
    </style:style>
    <style:style style:name="gr32" style:family="graphic">
      <style:graphic-properties draw:stroke="none" svg:stroke-color="#000000" draw:fill="solid" draw:fill-color="#dddddd" draw:auto-grow-height="false" fo:min-height="2.7087in"/>
      <style:paragraph-properties style:writing-mode="lr-tb"/>
    </style:style>
    <style:style style:name="gr33" style:family="graphic">
      <style:graphic-properties draw:stroke="none" svg:stroke-color="#000000" draw:fill="solid" draw:fill-color="#dddddd" fo:min-height="3.8161in" fo:padding-top="0.1181in" fo:padding-bottom="0.1181in" fo:padding-left="0.1181in" fo:padding-right="0.1181in"/>
      <style:paragraph-properties style:writing-mode="lr-tb"/>
    </style:style>
    <style:style style:name="gr34" style:family="graphic">
      <style:graphic-properties draw:stroke="none" svg:stroke-color="#000000" draw:fill="solid" draw:fill-color="#dddddd" fo:min-height="1.9406in" fo:padding-top="0.1181in" fo:padding-bottom="0.1181in" fo:padding-left="0.1181in" fo:padding-right="0.1181in"/>
      <style:paragraph-properties style:writing-mode="lr-tb"/>
    </style:style>
    <style:style style:name="gr35" style:family="graphic">
      <style:graphic-properties draw:stroke="none" svg:stroke-color="#000000" draw:fill="solid" draw:fill-color="#dddddd" fo:min-height="3.1531in" fo:padding-top="0.1181in" fo:padding-bottom="0.1181in" fo:padding-left="0.1181in" fo:padding-right="0.1181in"/>
      <style:paragraph-properties style:writing-mode="lr-tb"/>
    </style:style>
    <style:style style:name="gr36" style:family="graphic">
      <style:graphic-properties draw:stroke="none" svg:stroke-color="#000000" draw:fill="solid" draw:fill-color="#dddddd" fo:min-height="4.5437in"/>
      <style:paragraph-properties style:writing-mode="lr-tb"/>
    </style:style>
    <style:style style:name="gr37" style:family="graphic">
      <style:graphic-properties draw:stroke="none" svg:stroke-color="#000000" draw:fill="solid" draw:fill-color="#dddddd" fo:min-height="3.6382in"/>
      <style:paragraph-properties style:writing-mode="lr-tb"/>
    </style:style>
    <style:style style:name="gr38" style:family="graphic">
      <style:graphic-properties draw:stroke="none" svg:stroke-color="#000000" draw:fill="solid" draw:fill-color="#dddddd" fo:min-height="4.4154in" fo:padding-top="0.1181in" fo:padding-bottom="0.1181in" fo:padding-left="0.1181in" fo:padding-right="0.1181in"/>
      <style:paragraph-properties style:writing-mode="lr-tb"/>
    </style:style>
    <style:style style:name="gr39" style:family="graphic">
      <style:graphic-properties draw:stroke="none" svg:stroke-color="#000000" draw:fill="solid" draw:fill-color="#dddddd" fo:min-height="1.213in"/>
      <style:paragraph-properties style:writing-mode="lr-tb"/>
    </style:style>
    <style:style style:name="gr40" style:family="graphic">
      <style:graphic-properties draw:stroke="none" svg:stroke-color="#000000" draw:fill="solid" draw:fill-color="#dddddd" fo:min-height="1.698in"/>
      <style:paragraph-properties style:writing-mode="lr-tb"/>
    </style:style>
    <style:style style:name="gr41" style:family="graphic">
      <style:graphic-properties draw:stroke="none" svg:stroke-color="#000000" draw:fill="solid" draw:fill-color="#dddddd" fo:min-height="1.9406in"/>
      <style:paragraph-properties style:writing-mode="lr-tb"/>
    </style:style>
    <style:style style:name="gr42" style:family="graphic">
      <style:graphic-properties draw:stroke="none" svg:stroke-color="#000000" draw:fill="solid" draw:fill-color="#dddddd" fo:min-height="4.3657in"/>
      <style:paragraph-properties style:writing-mode="lr-tb"/>
    </style:style>
    <style:style style:name="gr43" style:family="graphic">
      <style:graphic-properties draw:marker-start-width="0.0787in" draw:marker-start-center="false" draw:fill="solid" draw:fill-color="#ffffc0" draw:auto-grow-height="true" draw:auto-grow-width="false" fo:min-height="6.553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1"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1"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6" style:family="paragraph">
      <loext:graphic-properties draw:fill="solid" draw:fill-color="#dddddd"/>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9" style:family="paragraph">
      <style:paragraph-properties style:writing-mode="lr-tb"/>
    </style:style>
    <style:style style:name="P10" style:family="paragraph">
      <loext:graphic-properties draw:fill="solid" draw:fill-color="#dddddd"/>
      <style:paragraph-properties style:writing-mode="lr-tb"/>
    </style:style>
    <style:style style:name="P11" style:family="paragraph">
      <style:paragraph-properties style:text-autospace="none" style:line-break="normal" style:writing-mode="page"/>
      <style:text-properties fo:hyphenate="false"/>
    </style:style>
    <style:style style:name="P12" style:family="paragraph">
      <style:paragraph-properties fo:text-align="justify"/>
    </style:style>
    <style:style style:name="P13" style:family="paragraph">
      <style:paragraph-properties style:text-autospace="none" style:writing-mode="lr-tb"/>
    </style:style>
    <style:style style:name="P14" style:family="paragraph">
      <style:paragraph-properties fo:margin-left="0.5in" fo:margin-right="0in" fo:text-indent="-0.25in" style:text-autospace="none" style:writing-mode="lr-tb"/>
    </style:style>
    <style:style style:name="P15" style:family="paragraph">
      <loext:graphic-properties draw:fill="solid" draw:fill-color="#dddddd"/>
      <style:paragraph-properties style:text-autospace="none" style:writing-mode="lr-tb"/>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bold" style:font-size-asian="12pt" style:font-weight-asian="bold" style:font-size-complex="12pt" style:font-weight-complex="bold"/>
    </style:style>
    <style:style style:name="T27"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15"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6" style:family="text">
      <style:text-properties fo:font-family="Sans-serif" style:font-family-generic="swiss" fo:font-size="15pt" style:font-size-asian="15pt" style:font-size-complex="15pt"/>
    </style:style>
    <style:style style:name="T37" style:family="text">
      <style:text-properties fo:color="#3465a4" fo:font-family="Sans-serif" style:font-family-generic="swiss" fo:font-size="15pt" fo:font-weight="bold" style:font-size-asian="15pt" style:font-weight-asian="bold" style:font-size-complex="15pt" style:font-weight-complex="bold"/>
    </style:style>
    <style:style style:name="T38"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42"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45"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7" style:family="text">
      <style:text-properties fo:font-size="12pt" fo:font-weight="bold" style:font-size-asian="12pt" style:font-size-complex="12pt" style:font-weight-asian="bold" style:font-weight-complex="bold"/>
    </style:style>
    <style:style style:name="T48" style:family="text">
      <style:text-properties fo:font-size="12pt" style:font-size-asian="12pt" style:font-size-complex="12pt" fo:font-weight="bold" style:font-weight-asian="bold" style:font-weight-complex="bold"/>
    </style:style>
    <style:style style:name="T49" style:family="text">
      <style:text-properties fo:font-size="12pt" fo:font-weight="normal" style:font-size-asian="12pt" style:font-size-complex="12pt" style:font-weight-asian="normal" style:font-weight-complex="normal"/>
    </style:style>
    <style:style style:name="T50" style:family="text">
      <style:text-properties fo:font-weight="normal" style:font-size-asian="12pt" style:font-size-complex="12pt" style:font-weight-asian="normal" style:font-weight-complex="normal" fo:font-size="12pt"/>
    </style:style>
    <style:style style:name="T51" style:family="text">
      <style:text-properties style:font-size-asian="12pt" style:font-size-complex="12pt" fo:font-size="12pt" style:font-weight-complex="bold" style:font-weight-asian="bold" fo:font-weight="bold"/>
    </style:style>
    <style:style style:name="T52" style:family="text">
      <style:text-properties style:font-size-asian="12pt" style:font-size-complex="12pt" fo:font-size="12pt" fo:font-weight="normal" style:font-weight-asian="normal" style:font-weight-complex="normal"/>
    </style:style>
    <style:style style:name="T53" style:family="text">
      <style:text-properties style:font-size-asian="12pt" style:font-size-complex="12pt" fo:font-size="12pt" fo:font-weight="bold" style:font-weight-asian="bold" style:font-weight-complex="bold"/>
    </style:style>
    <style:style style:name="T5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5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5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0"/>
    </style:style>
    <style:style style:name="T59"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60"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63"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64"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11"/>
          <table:table-cell table:style-name="ce85" office:value-type="string" calcext:value-type="string">
            <text:p>Versión: 1.0.1</text:p>
          </table:table-cell>
          <table:table-cell table:style-name="ce72" table:number-columns-repeated="12"/>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56" office:value-type="string" calcext:value-type="string">
            <text:p><text:s/>Información General</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6">
          <table:table-cell table:number-columns-repeated="64"/>
        </table:table-row>
        <table:table-row table:style-name="ro7">
          <table:table-cell/>
          <table:table-cell table:style-name="ce5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9" office:value-type="string" calcext:value-type="string" table:number-columns-spanned="13" table:number-rows-spanned="1">
            <text:p><text:span text:style-name="T47">Objeto</text:span></text:p>
            <text:p/>
            <text:p><text:span text:style-name="T20">El documento sirve como soporte para la revisión de accesibilidad en profundidad, es decir, permite anotar los resultados del análisis automático y manual realizado sobre un </text:span><text:span text:style-name="T48">sitio web</text:span><text:span text:style-name="T20">. Para las aplicaciones para dispositivos móviles se definirá un modelo diferente.</text:span></text:p>
            <text:p/>
            <text:p><text:span text:style-name="T20">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82"/>
          <table:covered-table-cell table:number-columns-repeated="5" table:style-name="ce84"/>
          <table:table-cell table:number-columns-repeated="50"/>
        </table:table-row>
        <table:table-row table:style-name="ro9">
          <table:table-cell table:number-columns-repeated="64"/>
        </table:table-row>
        <table:table-row table:style-name="ro10">
          <table:table-cell/>
          <table:table-cell table:style-name="ce59" office:value-type="string" calcext:value-type="string" table:number-columns-spanned="13" table:number-rows-spanned="1">
            <text:p><text:span text:style-name="T47">Cómo utilizar el documento</text:span></text:p>
            <text:p/>
            <text:p><text:span text:style-name="T49">El orden recomendado para cumplimentar la información es el siguiente:</text:span></text:p>
            <text:p/>
            <text:p><text:span text:style-name="T50">1. Rellenar en primer lugar la información de las pestañas "</text:span><text:span text:style-name="T51">01.Definición de ámbito</text:span><text:span text:style-name="T52">" y "</text:span><text:span text:style-name="T53">02. Tecnologías</text:span><text:span text:style-name="T52">"</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1">
          <table:table-cell/>
          <table:table-cell table:style-name="ce60" office:value-type="string" calcext:value-type="string" table:number-columns-spanned="13" table:number-rows-spanned="1">
            <text:p><text:span text:style-name="T54">2. En la pestaña "</text:span><text:span text:style-name="T55">03. Muestra</text:span><text:span text:style-name="T56">" deberán indicarse las páginas que forman parte de la muestra. </text:span></text:p>
            <text:p><text:span text:style-name="T57">Para su selección deberá tenerse en cuenta lo indicado en el apdo. 3.2 de la </text:span><text:span text:style-name="T57"><text:a xlink:href="https://eur-lex.europa.eu/legal-content/ES/TXT/?uri=uriserv:OJ.L_.2018.256.01.0108.01.SPA&amp;toc=OJ:L:2018:256:FULL" xlink:type="simple">Decisión de Ejecución (UE) 2018/1524</text:a></text:span><text:span text:style-name="T57">.</text:span></text:p>
            <text:p/>
            <text:p><text:span text:style-name="T5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57">-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57">- También debe tenerse en cuenta que al menos un 10% de la muestra debe ser aleatorio e indicarse en al columna tipo.</text:span></text:p>
            <text:p/>
            <text:p><text:span text:style-name="T57">-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57">- Cuando la muestra sea menor de 35 URLs, las URLs restantes se dejarán vacías. </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2">
          <table:table-cell/>
          <table:table-cell table:style-name="ce61"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1"> </text:span><text:span text:style-name="T32">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1"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2"/>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21">
          <table:table-cell table:number-columns-repeated="2"/>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de la URA</text:p>
          </table:table-cell>
          <table:table-cell table:style-name="ce201">
            <office:annotation draw:style-name="gr1" draw:text-style-name="P2" svg:width="3.2807in" svg:height="0.4382in" svg:x="14.6618in" svg:y="1.4264in" draw:caption-point-x="-0.3689in" draw:caption-point-y="0.2094in">
              <dc:date>2020-10-01T00:00:00</dc:date>
              <text:p text:style-name="P1"><text:span text:style-name="T15">URA: Unidad Responsable de Accesibilidad</text:span></text:p>
            </office:annotation>
          </table:table-cell>
          <table:table-cell table:style-name="ce72" table:number-columns-repeated="23"/>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URA</text:p>
          </table:table-cell>
          <table:table-cell table:style-name="ce201">
            <office:annotation draw:style-name="gr2" draw:text-style-name="P2" svg:width="3.8587in" svg:height="1.6169in" svg:x="14.6059in" svg:y="1.4941in" draw:caption-point-x="-0.313in" draw:caption-point-y="0.5945in">
              <dc:date>2020-10-01T00:00:00</dc:date>
              <text:p text:style-name="P1"><text:span text:style-name="T15">DIR3: Directorio Común de Unidades Orgánicas y Oficinas</text:span></text:p>
              <text:p text:style-name="P1"><text:span text:style-name="T15"/></text:p>
              <text:p text:style-name="P1"><text:span text:style-name="T15">En el siguiente enlace del Portal de Administración electrónica, se indica como acceder a la aplicación DIR3-Directorio común donde poder buscar los códigos DIR3 necesarios para rellenar este informe.</text:span></text:p>
              <text:p text:style-name="P1"><text:span text:style-name="T15"/></text:p>
              <text:p text:style-name="P1"><text:span text:style-name="T15">https://administracionelectronica.gob.es/ctt/dir3</text:span></text:p>
            </office:annotation>
          </table:table-cell>
          <table:table-cell table:style-name="ce72" office:value-type="string" calcext:value-type="string">
            <text:p>(i) Indic<text:span text:style-name="T58">ar </text:span><text:span text:style-name="T59">el código DIR3 de la URA indicada en el campo anterior. Esto es, si la URA es la Subdirección General XXX, indicar el código DIR3 de la Subdirección General XXX. </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Ámbito competencial de la URA</text:p>
          </table:table-cell>
          <table:table-cell table:style-name="ce201">
            <office:annotation draw:style-name="gr3" draw:text-style-name="P2" svg:width="6.9043in" svg:height="0.8012in" svg:x="14.4756in" svg:y="2.1551in" draw:caption-point-x="-0.1827in" draw:caption-point-y="0.3882in">
              <dc:date>2020-10-01T00:00:00</dc:date>
              <text:p text:style-name="P1"><text:span text:style-name="T16">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16"><text:line-break/></text:span><text:span text:style-name="T16">como hayan definido las URAs conforme a sus propias características organizativas.</text:span><text:span text:style-name="T15"> </text:span></text:p>
            </office:annotation>
          </table:table-cell>
          <table:table-cell table:style-name="ce72" table:number-columns-repeated="23"/>
          <table:table-cell table:number-columns-repeated="38"/>
        </table:table-row>
        <table:table-row table:style-name="ro24">
          <table:table-cell/>
          <table:table-cell table:style-name="ce65"/>
          <table:table-cell table:style-name="ce69"/>
          <table:table-cell table:style-name="ce72" table:number-columns-repeated="23"/>
          <table:table-cell table:number-columns-repeated="38"/>
        </table:table-row>
        <table:table-row table:style-name="ro22">
          <table:table-cell/>
          <table:table-cell table:style-name="ce65" office:value-type="string" calcext:value-type="string">
            <text:p>DIR3 del ámbito competencial de la URA</text:p>
          </table:table-cell>
          <table:table-cell table:style-name="ce201"/>
          <table:table-cell table:style-name="ce72" office:value-type="string" calcext:value-type="string">
            <text:p>(i) <text:span text:style-name="T60">Indicar el código DIR3 del ámbito competencial de la URA indicando en el campo anterior.</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3">
          <table:table-cell/>
          <table:table-cell table:style-name="ce66"/>
          <table:table-cell/>
          <table:table-cell table:style-name="ce72" table:number-columns-repeated="23"/>
          <table:table-cell table:number-columns-repeated="38"/>
        </table:table-row>
        <table:table-row table:style-name="ro22">
          <table:table-cell/>
          <table:table-cell table:style-name="ce65" office:value-type="string" calcext:value-type="string">
            <text:p>Entidad responsable del Sitio web</text:p>
          </table:table-cell>
          <table:table-cell table:style-name="ce201"/>
          <table:table-cell table:style-name="ce72" office:value-type="string" calcext:value-type="string">
            <text:p>(i) Indicar el nombre de la Entidad responsable del sitio web, p.e. la Subdirección General XXX</text:p>
          </table:table-cell>
          <table:table-cell table:style-name="ce72" table:number-columns-repeated="22"/>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Entidad responsable</text:p>
          </table:table-cell>
          <table:table-cell table:style-name="ce201"/>
          <table:table-cell table:style-name="ce72" office:value-type="string" calcext:value-type="string">
            <text:p>(i) Indicar el código DIR3 de la Entidad responsable del Sitio web indicada en el campo anterior.</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Correo electrónico de la Entidad/Persona responsable del Sitio web</text:p>
          </table:table-cell>
          <table:table-cell table:style-name="ce201"/>
          <table:table-cell table:style-name="ce72" office:value-type="string" calcext:value-type="string">
            <text:p>(i) Indicar el correo electrónico de contacto de la entidad o de la persona responsable del sitio web</text:p>
          </table:table-cell>
          <table:table-cell table:style-name="ce72" table:number-columns-repeated="22"/>
          <table:table-cell table:number-columns-repeated="38"/>
        </table:table-row>
        <table:table-row table:style-name="ro26">
          <table:table-cell/>
          <table:table-cell table:style-name="ce65"/>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7">
          <table:table-cell/>
          <table:table-cell table:style-name="ce65" office:value-type="string" calcext:value-type="string">
            <text:p>Tipología del sitio web</text:p>
          </table:table-cell>
          <table:table-cell table:style-name="ce201" table:content-validation-name="val1"/>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Sitio Web</text:p>
          </table:table-cell>
          <table:table-cell table:style-name="ce201"/>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URL del Sitio Web</text:p>
          </table:table-cell>
          <table:table-cell table:style-name="ce201"/>
          <table:table-cell table:style-name="ce76" office:value-type="string" calcext:value-type="string">
            <text:p><text:span text:style-name="T61">(i)</text:span><text:span text:style-name="T62"> </text:span>Identifica la URL del sitio web</text:p>
          </table:table-cell>
          <table:table-cell table:style-name="ce72" table:number-columns-repeated="22"/>
          <table:table-cell table:number-columns-repeated="38"/>
        </table:table-row>
        <table:table-row table:style-name="ro28">
          <table:table-cell/>
          <table:table-cell table:style-name="ce65"/>
          <table:table-cell table:style-name="ce69"/>
          <table:table-cell table:style-name="ce76"/>
          <table:table-cell table:style-name="ce72" table:number-columns-repeated="22"/>
          <table:table-cell table:number-columns-repeated="38"/>
        </table:table-row>
        <table:table-row table:style-name="ro22">
          <table:table-cell/>
          <table:table-cell table:style-name="ce65" office:value-type="string" calcext:value-type="string">
            <text:p>Alcance de la revisión</text:p>
          </table:table-cell>
          <table:table-cell table:style-name="ce201">
            <office:annotation draw:style-name="gr4" draw:text-style-name="P2" svg:width="6.9043in" svg:height="2.6421in" svg:x="14.5043in" svg:y="5.6898in" draw:caption-point-x="-0.2114in" draw:caption-point-y="1.2701in">
              <dc:date>2020-10-01T00:00:00</dc:date>
              <text:p text:style-name="P1"><text:span text:style-name="T15">Precisar si hay parte o partes del sitio web / app móvil que NO se va a analizar por quedar </text:span><text:span text:style-name="T17">fuera del ámbit</text:span><text:span text:style-name="T18">o</text:span><text:span text:style-name="T15">.</text:span></text:p>
              <text:p text:style-name="P1"><text:span text:style-name="T15"/></text:p>
              <text:p text:style-name="P1"><text:span text:style-name="T15">Algunos casos podrían ser:</text:span></text:p>
              <text:p text:style-name="P1"><text:span text:style-name="T15"/></text:p>
              <text:p text:style-name="P1"><text:span text:style-name="T15">- Cuando hay páginas, contenidos o documentos que están </text:span><text:span text:style-name="T17">fuera del ámbito del RD 1112/2018.</text:span><text:span text:style-name="T15"> </text:span></text:p>
              <text:p text:style-name="P1"><text:span text:style-name="T15">Por ejemplo, habría que indicar que los documentos PDF localizados en XXX no se analizan porque fueron publicados antes de la entrada en vigor del RD. </text:span></text:p>
              <text:p text:style-name="P1"><text:span text:style-name="T15"/></text:p>
              <text:p text:style-name="P1"><text:span text:style-name="T15">- Cuando diferentes sitios web de un organismo tienen </text:span><text:span text:style-name="T17">urls de la siguiente forma</text:span><text:span text:style-name="T15">:</text:span></text:p>
              <text:p text:style-name="P1"><text:span text:style-name="T15">URL del sitio web 1 “http://www.xxxxxx/sitioweb1/inicio.html”</text:span></text:p>
              <text:p text:style-name="P1"><text:span text:style-name="T15">URL del sitio web 2 <text:s/>“http://www.xxxxx/sitioweb2/inicio.html”</text:span></text:p>
              <text:p text:style-name="P1"><text:span text:style-name="T15"><text:s/></text:span><text:span text:style-name="T15">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office:value-type="string" calcext:value-type="string" table:number-columns-spanned="10" table:number-rows-spanned="1">
            <text:p><text:span text:style-name="T63">(i)</text:span><text:span text:style-name="T64"> Precisar si hay parte o partes del sitio web que NO se va a analizar por quedar fuera del ámbito</text:span></text:p>
          </table:table-cell>
          <table:covered-table-cell table:number-columns-repeated="9" table:style-name="ce72"/>
          <table:table-cell table:style-name="ce72" table:number-columns-repeated="6"/>
          <table:table-cell table:number-columns-repeated="2"/>
          <table:table-cell table:style-name="ce72" table:number-columns-repeated="5"/>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uncionalidad esencial del sitio web</text:p>
          </table:table-cell>
          <table:table-cell table:style-name="ce201"/>
          <table:table-cell table:number-columns-repeated="61"/>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echa de la revisión</text:p>
          </table:table-cell>
          <table:table-cell table:style-name="ce201"/>
          <table:table-cell table:style-name="ce80" office:value-type="string" calcext:value-type="string" table:number-columns-spanned="10" table:number-rows-spanned="1">
            <text:p><text:span text:style-name="T63">(i)</text:span><text:span text:style-name="T64"> Indicar la fecha en la que se realiza la revisión de accesibilidad</text:span></text:p>
          </table:table-cell>
          <table:covered-table-cell table:number-columns-repeated="9"/>
          <table:table-cell table:number-columns-repeated="51"/>
        </table:table-row>
        <table:table-row table:style-name="ro30">
          <table:table-cell/>
          <table:table-cell table:style-name="ce68"/>
          <table:table-cell table:style-name="ce75"/>
          <table:table-cell table:number-columns-repeated="61"/>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ivel de conformidad a analizar</text:p>
          </table:table-cell>
          <table:table-cell table:style-name="ce201" office:value-type="string" calcext:value-type="string">
            <text:p>UNE-EN 301549 : 2019 - AA WCAG 2.1 <text:span text:style-name="T32">(excluyendo el contenido excluido por el RD 1112/2018)</text:span></text:p>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Soporte de accesibilidad mínimo</text:p>
          </table:table-cell>
          <table:table-cell table:style-name="ce201">
            <office:annotation draw:style-name="gr5" draw:text-style-name="P4" svg:width="6.4988in" svg:height="1.4307in" svg:x="14.5063in" svg:y="8.4051in" draw:caption-point-x="-0.2134in" draw:caption-point-y="0.7402in">
              <dc:date>2020-10-01T00:00:00</dc:date>
              <text:p text:style-name="P3"><text:span text:style-name="T15">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3"><text:span text:style-name="T15">En concreto indicar con qué</text:span><text:span text:style-name="T18"> sistema operativo y navegador se ha realizado la revisión (incluyendo la versión exacta) y si</text:span><text:span text:style-name="T15">, una vez completada la revisión o en paralelo, </text:span><text:span text:style-name="T18">se ha probado el sitio web con algún producto de apoyo</text:span><text:span text:style-name="T15">, como NVDA, Jaws, VoiceOver...</text:span></text:p>
              <text:p text:style-name="P3"><text:span text:style-name="T33"/></text:p>
            </office:annotation>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Ámbito territorial</text:p>
          </table:table-cell>
          <table:table-cell table:style-name="ce201" table:content-validation-name="val2"/>
          <table:table-cell table:style-name="ce73" office:value-type="string" calcext:value-type="string">
            <text:p><text:s/></text:p>
          </table:table-cell>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31">
          <table:table-cell/>
          <table:table-cell table:style-name="ce66"/>
          <table:table-cell table:number-columns-repeated="62"/>
        </table:table-row>
        <table:table-row table:style-name="ro32">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72"/>
          <table:table-cell table:style-name="ce253"/>
          <table:table-cell table:style-name="ce72" table:number-columns-repeated="8"/>
          <table:table-cell/>
          <table:table-cell table:style-name="ce72" table:number-columns-repeated="3"/>
          <table:table-cell/>
          <table:table-cell table:style-name="ce72" table:number-columns-repeated="6"/>
          <table:table-cell table:number-columns-repeated="38"/>
        </table:table-row>
        <table:table-row table:style-name="ro31">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28">
          <table:table-cell/>
          <table:table-cell table:style-name="ce69"/>
          <table:table-cell table:style-name="ce73" table:number-columns-repeated="2"/>
          <table:table-cell table:style-name="ce72" table:number-columns-repeated="2"/>
          <table:table-cell table:style-name="ce254"/>
          <table:table-cell table:style-name="ce72" table:number-columns-repeated="12"/>
          <table:table-cell/>
          <table:table-cell table:style-name="ce72" table:number-columns-repeated="6"/>
          <table:table-cell table:number-columns-repeated="38"/>
        </table:table-row>
        <table:table-row table:style-name="ro22">
          <table:table-cell/>
          <table:table-cell table:style-name="ce65" office:value-type="string" calcext:value-type="string">
            <text:p>Tipo de evaluación</text:p>
          </table:table-cell>
          <table:table-cell table:style-name="ce201" table:content-validation-name="val3"/>
          <table:table-cell table:style-name="ce73"/>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ombre de empresa</text:p>
          </table:table-cell>
          <table:table-cell table:style-name="ce201"/>
          <table:table-cell table:style-name="ce73" office:value-type="string" calcext:value-type="string">
            <text:p><text:s/>(i) Nombre de la empresa que ha realizado la evaluación</text:p>
          </table:table-cell>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72" table:number-columns-repeated="15"/>
          <table:table-cell/>
          <table:table-cell table:style-name="ce72" table:number-columns-repeated="6"/>
          <table:table-cell table:number-columns-repeated="38"/>
        </table:table-row>
        <table:table-row table:style-name="ro33">
          <table:table-cell table:number-columns-repeated="3"/>
          <table:table-cell table:style-name="ce72" table:number-columns-repeated="23"/>
          <table:table-cell table:number-columns-repeated="38"/>
        </table:table-row>
        <table:table-row table:style-name="ro34" table:number-rows-repeated="5">
          <table:table-cell/>
          <table:table-cell table:style-name="ce72" table:number-columns-repeated="25"/>
          <table:table-cell table:number-columns-repeated="38"/>
        </table:table-row>
        <table:table-row table:style-name="ro34" table:number-rows-repeated="11">
          <table:table-cell/>
          <table:table-cell table:style-name="ce72"/>
          <table:table-cell table:style-name="ce79"/>
          <table:table-cell table:style-name="ce72" table:number-columns-repeated="23"/>
          <table:table-cell table:number-columns-repeated="38"/>
        </table:table-row>
        <table:table-row table:style-name="ro34" table:number-rows-repeated="957">
          <table:table-cell/>
          <table:table-cell table:style-name="ce72" table:number-columns-repeated="25"/>
          <table:table-cell table:number-columns-repeated="38"/>
        </table:table-row>
        <table:table-row table:style-name="ro35"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5" svg:width="0.437in" svg:height="0.25in" svg:x="7.8957in" svg:y="3.315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93"/>
        <table:table-column table:style-name="co32" table:default-cell-style-name="ce93"/>
        <table:table-column table:style-name="co2" table:number-columns-repeated="48" table:default-cell-style-name="Default"/>
        <table:table-row table:style-name="ro1">
          <table:table-cell table:style-name="ce51"/>
          <table:table-cell table:style-name="ce52"/>
          <table:table-cell table:style-name="ce72" table:number-columns-repeated="20"/>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0"/>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0"/>
          <table:table-cell table:number-columns-repeated="38"/>
        </table:table-row>
        <table:table-row table:style-name="ro4">
          <table:table-cell table:style-name="ce51"/>
          <table:table-cell table:style-name="ce55"/>
          <table:table-cell table:style-name="ce7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6"/>
          <table:table-cell table:style-name="ce83" table:number-columns-repeated="9"/>
          <table:table-cell table:style-name="ce131" table:number-columns-repeated="10"/>
          <table:table-cell table:style-name="ce132" table:number-columns-repeated="38"/>
        </table:table-row>
        <table:table-row table:style-name="ro36">
          <table:table-cell/>
          <table:table-cell table:style-name="ce86" office:value-type="string" calcext:value-type="string" table:number-columns-spanned="11" table:number-rows-spanned="1">
            <office:annotation draw:style-name="gr7" draw:text-style-name="P4" svg:width="6.7724in" svg:height="2.8575in" svg:x="14.2276in" svg:y="0.8925in" draw:caption-point-x="-0.2402in" draw:caption-point-y="0.5945in">
              <dc:date>2020-10-01T00:00:00</dc:date>
              <text:p text:style-name="P3"><text:span text:style-name="T15">Indicar las tecnologías web</text:span><text:span text:style-name="T18"> en las que se ha confiado la conformidad de la accesibilidad de acuerdo con WCAG 2</text:span><text:span text:style-name="T15"> para desarrollar el sitio web. </text:span></text:p>
              <text:p text:style-name="P3"><text:span text:style-name="T15">Esto incluye</text:span><text:span text:style-name="T18"> tecnologías web base</text:span><text:span text:style-name="T15"> como HTML y CSS,</text:span><text:span text:style-name="T18"> tecnologías web auxiliares</text:span><text:span text:style-name="T15"> como JavaScript y WAI-ARIA, así como </text:span><text:span text:style-name="T18">tecnologías web específicas</text:span><text:span text:style-name="T15"> como SMIL, SVG y PDF.</text:span></text:p>
              <text:p text:style-name="P3"><text:span text:style-name="T15"/></text:p>
              <text:p text:style-name="P3"><text:span text:style-name="T18">Nota</text:span><text:span text:style-name="T15">: Cuando sea posible, a menudo también es útil identificar el</text:span><text:span text:style-name="T18"> sistema de gestión de contenido, versión y configuración</text:span><text:span text:style-name="T15">, ya que puede ser relevante para explicar los resultados de la evaluación. </text:span></text:p>
              <text:p text:style-name="P3"><text:span text:style-name="T15">Además, las </text:span><text:span text:style-name="T18">bibliotecas y componentes</text:span><text:span text:style-name="T15">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3"><text:span text:style-name="T15"/></text:p>
              <text:p text:style-name="P3"><text:span text:style-name="T18">Nota: </text:span><text:span text:style-name="T15">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7">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8">
          <table:table-cell table:number-columns-repeated="10"/>
          <table:table-cell table:style-name="Default" table:number-columns-repeated="2"/>
          <table:table-cell table:number-columns-repeated="48"/>
        </table:table-row>
        <table:table-row table:style-name="ro39">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9">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9"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51"/>
          <table:table-cell table:style-name="ce52"/>
          <table:table-cell table:style-name="ce72" table:number-columns-repeated="23"/>
          <table:table-cell table:number-columns-repeated="39"/>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3"/>
          <table:table-cell table:number-columns-repeated="39"/>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3"/>
          <table:table-cell table:style-name="ce109" office:value-type="string" calcext:value-type="string">
            <text:p>* Campos obligatorios</text:p>
          </table:table-cell>
          <table:table-cell table:style-name="ce72" table:number-columns-repeated="19"/>
          <table:table-cell table:number-columns-repeated="39"/>
        </table:table-row>
        <table:table-row table:style-name="ro4">
          <table:table-cell table:style-name="ce51"/>
          <table:table-cell table:style-name="ce55"/>
          <table:table-cell table:style-name="ce7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31"/>
          <table:table-cell table:style-name="ce131" table:number-columns-repeated="18"/>
          <table:table-cell table:style-name="ce132" table:number-columns-repeated="39"/>
        </table:table-row>
        <table:table-row table:style-name="ro40">
          <table:table-cell table:style-name="ce94" table:number-columns-repeated="5"/>
          <table:table-cell table:style-name="ce72" table:number-columns-repeated="19"/>
          <table:table-cell table:number-columns-repeated="40"/>
        </table:table-row>
        <table:table-row table:style-name="ro41">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6.2697in" svg:height="0.3354in" svg:x="5.6484in" svg:y="1.265in" draw:caption-point-x="0.0917in" draw:caption-point-y="0.4685in">
              <dc:date>2020-10-01T00:00:00</dc:date>
              <text:p text:style-name="P1"><text:span text:style-name="T15">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6.7843in" svg:height="1.7878in" svg:x="14.1343in" svg:y="0.0563in" draw:caption-point-x="-0.0051in" draw:caption-point-y="1.6772in">
              <dc:date>2020-10-01T00:00:00</dc:date>
              <text:p text:style-name="P1"><text:span text:style-name="T15">- Cuando la página NO forme parte de un PROCESO, indicar separados por “&gt;” la navegación que hay que hacer por el sitio web.</text:span></text:p>
              <text:p text:style-name="P1"><text:span text:style-name="T15"><text:line-break/></text:span><text:span text:style-name="T15">-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15">Ej:</text:span></text:p>
              <text:p text:style-name="P1"><text:span text:style-name="T15">Provincia (Elegir Madid)</text:span></text:p>
              <text:p text:style-name="P1"><text:span text:style-name="T15">Provincia &gt; Trámtte (Elegir Trámite X)</text:span></text:p>
              <text:p text:style-name="P1"><text:span text:style-name="T15">Provincia &gt; Trámite &gt; Descripción (Entrar)</text:span></text:p>
            </office:annotation>
            <text:p>Direccionamiento alternativo (migas)*</text:p>
          </table:table-cell>
          <table:table-cell table:style-name="ce110" office:value-type="string" calcext:value-type="string">
            <office:annotation draw:style-name="gr10" draw:text-style-name="P2" svg:width="5.25in" svg:height="0.4209in" svg:x="15.2008in" svg:y="1.0681in" draw:caption-point-x="5.261in" draw:caption-point-y="0.6654in">
              <dc:date>2020-10-01T00:00:00</dc:date>
              <text:p text:style-name="P1"><text:span text:style-name="T15">Indicar los tipos de elementos más característicos que tiene la página, que indica el motivo por el que se ha decidido incluir dicha página.</text:span></text:p>
            </office:annotation>
            <text:p>Tipos de elementos</text:p>
          </table:table-cell>
          <table:table-cell table:style-name="ce72" table:number-columns-repeated="17"/>
          <table:table-cell table:number-columns-repeated="40"/>
        </table:table-row>
        <table:table-row table:style-name="ro41">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72" table:number-columns-repeated="17"/>
          <table:table-cell table:number-columns-repeated="40"/>
        </table:table-row>
        <table:table-row table:style-name="ro41">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72" table:number-columns-repeated="17"/>
          <table:table-cell table:number-columns-repeated="40"/>
        </table:table-row>
        <table:table-row table:style-name="ro41">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2"/>
          <table:table-cell/>
          <table:table-cell table:style-name="ce72" table:number-columns-repeated="4"/>
          <table:table-cell table:number-columns-repeated="40"/>
        </table:table-row>
        <table:table-row table:style-name="ro41">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34">
          <table:table-cell/>
          <table:table-cell table:style-name="ce97" table:number-columns-repeated="5"/>
          <table:table-cell table:style-name="ce72" table:number-columns-repeated="18"/>
          <table:table-cell table:number-columns-repeated="40"/>
        </table:table-row>
        <table:table-row table:style-name="ro34">
          <table:table-cell/>
          <table:table-cell table:style-name="ce97" table:number-columns-repeated="3"/>
          <table:table-cell table:style-name="ce108"/>
          <table:table-cell table:style-name="ce97"/>
          <table:table-cell table:style-name="ce72" table:number-columns-repeated="18"/>
          <table:table-cell table:number-columns-repeated="40"/>
        </table:table-row>
        <table:table-row table:style-name="ro42">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72" table:number-columns-repeated="19"/>
          <table:table-cell table:number-columns-repeated="40"/>
        </table:table-row>
        <table:table-row table:style-name="ro42">
          <table:table-cell/>
          <table:table-cell table:style-name="ce72" table:number-columns-repeated="4"/>
          <table:table-cell/>
          <table:table-cell table:style-name="ce72" table:number-columns-repeated="18"/>
          <table:table-cell table:number-columns-repeated="40"/>
        </table:table-row>
        <table:table-row table:style-name="ro42">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72" table:number-columns-repeated="20"/>
          <table:table-cell table:number-columns-repeated="40"/>
        </table:table-row>
        <table:table-row table:style-name="ro43">
          <table:table-cell/>
          <table:table-cell table:style-name="ce131"/>
          <table:table-cell table:style-name="ce132" table:number-columns-repeated="3"/>
          <table:table-cell table:style-name="ce131"/>
          <table:table-cell table:style-name="ce72" table:number-columns-repeated="18"/>
          <table:table-cell table:number-columns-repeated="40"/>
        </table:table-row>
        <table:table-row table:style-name="ro44">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72" table:number-columns-repeated="20"/>
          <table:table-cell table:number-columns-repeated="40"/>
        </table:table-row>
        <table:table-row table:style-name="ro34">
          <table:table-cell/>
          <table:table-cell table:style-name="ce72" table:number-columns-repeated="6"/>
          <table:table-cell/>
          <table:table-cell table:style-name="ce72" table:number-columns-repeated="16"/>
          <table:table-cell table:number-columns-repeated="40"/>
        </table:table-row>
        <table:table-row table:style-name="ro34">
          <table:table-cell/>
          <table:table-cell table:style-name="ce72" table:number-columns-repeated="23"/>
          <table:table-cell table:number-columns-repeated="40"/>
        </table:table-row>
        <table:table-row table:style-name="ro45">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4" svg:width="6.7697in" svg:height="1.0122in" svg:x="5.9803in" svg:y="12.0988in" draw:caption-point-x="-0.2402in" draw:caption-point-y="0.5945in">
              <dc:date>2020-09-08T00:00:00</dc:date>
              <text:p text:style-name="P3"><text:span text:style-name="T33">La muestra es correcta cuando se cumplen las siguientes condiciones (todas):</text:span></text:p>
              <text:p text:style-name="P3"><text:span text:style-name="T33">- Para cada una de las páginas analizadas se rellenan los campos Nombre Corto, Tipo y URL de la página</text:span></text:p>
              <text:p text:style-name="P3"><text:span text:style-name="T33">- Nº páginas aleatorias &gt;= 10% páginas no aleatorias</text:span></text:p>
              <text:p text:style-name="P3"><text:span text:style-name="T33">- Nº páginas aleatorias &gt; 0</text:span></text:p>
              <text:p text:style-name="P3"><text:span text:style-name="T33">- Existen al menos las páginas con Tipo: Inicio y Declaración de accesibilidad</text:span></text:p>
            </office:annotation>
            <text:p>NO</text:p>
          </table:table-cell>
          <table:table-cell/>
          <table:table-cell table:style-name="ce72" table:number-columns-repeated="19"/>
          <table:table-cell table:number-columns-repeated="40"/>
        </table:table-row>
        <table:table-row table:style-name="ro34" table:number-rows-repeated="2">
          <table:table-cell/>
          <table:table-cell table:style-name="ce72" table:number-columns-repeated="23"/>
          <table:table-cell table:number-columns-repeated="40"/>
        </table:table-row>
        <table:table-row table:style-name="ro34">
          <table:table-cell/>
          <table:table-cell table:style-name="ce72" table:number-columns-repeated="2"/>
          <table:table-cell/>
          <table:table-cell table:style-name="ce72" table:number-columns-repeated="20"/>
          <table:table-cell table:number-columns-repeated="40"/>
        </table:table-row>
        <table:table-row table:style-name="ro34" table:number-rows-repeated="926">
          <table:table-cell table:style-name="ce72" table:number-columns-repeated="24"/>
          <table:table-cell table:number-columns-repeated="40"/>
        </table:table-row>
        <table:table-row table:style-name="ro35" table:number-rows-repeated="1047594">
          <table:table-cell table:number-columns-repeated="64"/>
        </table:table-row>
        <table:table-row table:style-name="ro35">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12" draw:text-style-name="P6" svg:width="6.75in" svg:height="5.3295in" svg:x="8in" svg:y="138.7965in">
            <draw:text-box>
              <text:p><text:span text:style-name="T34">Si al recibir y luego eliminar el puntero o el foco del teclado se activa el contenido adicional para que se haga visible y luego se oculte, lo siguiente es cierto: </text:span></text:p>
              <text:p><text:span text:style-name="T34"/></text:p>
              <text:p><text:span text:style-name="T34">- Puede retirarse: Un mecanismo está disponible para descartar el contenido adicional sin mover el puntero o el foco del teclado, a menos que el contenido adicional comunique un error de entrada o no oscurezca o reemplace otro contenido;</text:span></text:p>
              <text:p><text:span text:style-name="T34"/></text:p>
              <text:p><text:span text:style-name="T34">- Hoverable: Si el puntero puede activar el contenido adicional, entonces el puntero puede moverse sobre el contenido adicional sin que el contenido adicional desaparezca;</text:span></text:p>
              <text:p><text:span text:style-name="T34"/></text:p>
              <text:p><text:span text:style-name="T34">- Persistente: El contenido adicional permanece visible hasta que se elimina el cursor o el disparador de enfoque, el usuario lo despide o su información deja de ser válida.</text:span></text:p>
              <text:p><text:span text:style-name="T34"/></text:p>
              <text:p><text:span text:style-name="T34"/></text:p>
              <text:p><text:span text:style-name="T35"><text:a xlink:href="https://www.w3.org/TR/WCAG/#content-on-hover-or-focus" xlink:type="simple">https://www.w3.org/TR/WCAG/#content-on-hover-or-focus</text:a></text:span></text:p>
            </draw:text-box>
          </draw:frame>
          <draw:frame draw:z-index="1" draw:name="Image 1" draw:style-name="gr13" draw:text-style-name="P7" svg:width="0.6791in" svg:height="0.7579in" svg:x="11.0909in" svg:y="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 draw:style-name="gr14" draw:text-style-name="P6" svg:width="6.75in" svg:height="5.087in" svg:x="8in" svg:y="131.1291in">
            <draw:text-box>
              <text:p><text:span text:style-name="T34">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34"/></text:p>
              <text:p><text:span text:style-name="T34">- Altura de línea (espaciado de línea) de al menos 1,5 veces el tamaño de la fuente;</text:span></text:p>
              <text:p><text:span text:style-name="T34"/></text:p>
              <text:p><text:span text:style-name="T34">- Espaciando los párrafos siguientes a por lo menos 2 veces el tamaño de la fuente;</text:span></text:p>
              <text:p><text:span text:style-name="T34"/></text:p>
              <text:p><text:span text:style-name="T34">- Espaciado de letras (rastreo) a por lo menos 0.12 veces el tamaño de la fuente;</text:span></text:p>
              <text:p><text:span text:style-name="T34"/></text:p>
              <text:p><text:span text:style-name="T34">- Espacio entre palabras de al menos 0.16 veces el tamaño de la fuente.</text:span></text:p>
              <text:p><text:span text:style-name="T34"/></text:p>
              <text:p><text:span text:style-name="T34"/></text:p>
              <text:p><text:span text:style-name="T35"><text:a xlink:href="https://www.w3.org/TR/WCAG/#text-spacing" xlink:type="simple">https://www.w3.org/TR/WCAG/#text-spacing</text:a></text:span></text:p>
            </draw:text-box>
          </draw:frame>
          <draw:frame draw:z-index="3" draw:style-name="gr15" draw:text-style-name="P6" svg:width="6.75in" svg:height="4.3594in" svg:x="8in" svg:y="123.3224in">
            <draw:text-box>
              <text:p><text:span text:style-name="T34">La presentación visual de los siguientes elementos <text:s/>tiene una relación de contraste de al menos 3:1 con respecto a los colores adyacentes: </text:span></text:p>
              <text:p><text:span text:style-name="T34"/></text:p>
              <text:p><text:span text:style-name="T34">-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34"/></text:p>
              <text:p><text:span text:style-name="T34">- Objetos gráficos: Partes de los gráficos necesarios para comprender el contenido, excepto cuando una presentación particular de los gráficos es esencial para la información que se transmite</text:span></text:p>
              <text:p><text:span text:style-name="T34"><text:tab/></text:span></text:p>
              <text:p><text:span text:style-name="T35"><text:a xlink:href="https://www.w3.org/TR/WCAG/#non-text-contrast" xlink:type="simple">https://www.w3.org/TR/WCAG/#non-text-contrast</text:a></text:span></text:p>
            </draw:text-box>
          </draw:frame>
          <draw:frame draw:z-index="4" draw:style-name="gr16" draw:text-style-name="P6" svg:width="6.75in" svg:height="3.8744in" svg:x="8in" svg:y="116.5in">
            <draw:text-box>
              <text:p><text:span text:style-name="T34">El contenido puede ser presentado sin pérdida de información o funcionalidad, y sin necesidad de desplazarse en dos dimensiones: </text:span></text:p>
              <text:p><text:span text:style-name="T34"/></text:p>
              <text:p><text:span text:style-name="T34">- Contenido de desplazamiento vertical con un ancho equivalente a 320 píxeles CSS;</text:span></text:p>
              <text:p><text:span text:style-name="T34"/></text:p>
              <text:p><text:span text:style-name="T34">- Contenido de desplazamiento horizontal a una altura equivalente a 256 píxeles CSS;</text:span></text:p>
              <text:p><text:span text:style-name="T34"/></text:p>
              <text:p><text:span text:style-name="T34">- Excepto para partes del contenido que requieren un diseño bidimensional para su uso o significado.</text:span></text:p>
              <text:p><text:span text:style-name="T34"/></text:p>
              <text:p><text:span text:style-name="T34"/></text:p>
              <text:p><text:span text:style-name="T35"><text:a xlink:href="https://www.w3.org/TR/WCAG/#reflow" xlink:type="simple">https://www.w3.org/TR/WCAG/#reflow</text:a></text:span></text:p>
            </draw:text-box>
          </draw:frame>
          <draw:frame draw:z-index="5" draw:style-name="gr17" draw:text-style-name="P6" svg:width="6.75in" svg:height="4.1169in" svg:x="8in" svg:y="109.5724in">
            <draw:text-box>
              <text:p><text:span text:style-name="T34">Si las tecnologías que se utilizan pueden lograr la presentación visual, el texto se utiliza para transmitir información en lugar de imágenes de texto, con la excepción de lo siguiente: </text:span></text:p>
              <text:p><text:span text:style-name="T34"/></text:p>
              <text:p><text:span text:style-name="T34">- Personalizable: La imagen del texto se puede personalizar visualmente según las necesidades del usuario;</text:span></text:p>
              <text:p><text:span text:style-name="T34"/></text:p>
              <text:p><text:span text:style-name="T34">- Esencial: Una presentación particular del texto es esencial para la información que se transmite.</text:span></text:p>
              <text:p><text:span text:style-name="T34"/></text:p>
              <text:p><text:span text:style-name="T34">Nota: Los logotipos (texto que forma parte de un logotipo o marca) se consideran esenciales.</text:span></text:p>
              <text:p><text:span text:style-name="T34"/></text:p>
              <text:p><text:span text:style-name="T34"/></text:p>
              <text:p><text:span text:style-name="T35"><text:a xlink:href="https://www.w3.org/TR/WCAG/#images-of-text" xlink:type="simple">https://www.w3.org/TR/WCAG/#images-of-text</text:a></text:span></text:p>
            </draw:text-box>
          </draw:frame>
          <draw:frame draw:z-index="6" draw:style-name="gr18" draw:text-style-name="P6" svg:width="6.75in" svg:height="1.4783in" svg:x="8in" svg:y="102.7717in">
            <draw:text-box>
              <text:p><text:span text:style-name="T34">A excepción de los subtítulos y las imágenes de texto, el texto puede redimensionarse sin tecnología de asistencia hasta un 200% sin pérdida de contenido o funcionalidad.</text:span></text:p>
              <text:p><text:span text:style-name="T34"/></text:p>
              <text:p><text:span text:style-name="T35"><text:a xlink:href="https://www.w3.org/TR/WCAG/#resize-text" xlink:type="simple">https://www.w3.org/TR/WCAG/#resize-text</text:a></text:span></text:p>
            </draw:text-box>
          </draw:frame>
          <draw:frame draw:z-index="7" draw:style-name="gr19" draw:text-style-name="P6" svg:width="6.75in" svg:height="4.602in" svg:x="8in" svg:y="95.5406in">
            <draw:text-box>
              <text:p><text:span text:style-name="T34">La presentación visual de texto e imágenes de texto tiene una relación de contraste de al menos 4,5:1, excepto para lo siguiente: </text:span></text:p>
              <text:p><text:span text:style-name="T34"/></text:p>
              <text:p><text:span text:style-name="T34">- Texto grande: El texto y las imágenes a gran escala de texto a gran escala tienen una relación de contraste de al menos 3:1;</text:span></text:p>
              <text:p><text:span text:style-name="T34"/></text:p>
              <text:p><text:span text:style-name="T34">-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34"/></text:p>
              <text:p><text:span text:style-name="T34">- Logotipos: El texto que forma parte de un logotipo o marca no tiene un requisito de contraste mínimo.</text:span></text:p>
              <text:p><text:span text:style-name="T34"/></text:p>
              <text:p><text:span text:style-name="T35"><text:a xlink:href="https://www.w3.org/TR/WCAG/#contrast-minimum" xlink:type="simple">https://www.w3.org/TR/WCAG/#contrast-minimum</text:a></text:span></text:p>
            </draw:text-box>
          </draw:frame>
          <draw:frame draw:z-index="8" draw:style-name="gr20" draw:text-style-name="P6" svg:width="6.75in" svg:height="3.6319in" svg:x="8in" svg:y="88.7559in">
            <draw:text-box>
              <text:p><text:span text:style-name="T34">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34"/></text:p>
              <text:p><text:span text:style-name="T34">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34"/></text:p>
              <text:p><text:span text:style-name="T35"><text:a xlink:href="https://www.w3.org/TR/WCAG/#audio-control" xlink:type="simple">https://www.w3.org/TR/WCAG/#audio-control</text:a></text:span></text:p>
            </draw:text-box>
          </draw:frame>
          <draw:frame draw:z-index="9" draw:style-name="gr21" draw:text-style-name="P6" svg:width="6.75in" svg:height="2.6618in" svg:x="8in" svg:y="81.8224in">
            <draw:text-box>
              <text:p><text:span text:style-name="T34">El color no se usa como único medio visual para transmitir la información, indicar una acción, solicitar una respuesta o distinguir un elemento visual. (Nivel A)</text:span></text:p>
              <text:p><text:span text:style-name="T34"/></text:p>
              <text:p><text:span text:style-name="T34">Nota: Este criterio de conformidad trata específicamente acerca de la percepción del color. En la Pauta 1.3 se recogen otras formas de percepción, incluyendo el acceso por software al color y a otros códigos de presentación visual.</text:span></text:p>
              <text:p><text:span text:style-name="T34"/></text:p>
              <text:p><text:span text:style-name="T35"><text:a xlink:href="https://www.w3.org/TR/WCAG/#use-of-color" xlink:type="simple">https://www.w3.org/TR/WCAG/#use-of-color</text:a></text:span></text:p>
            </draw:text-box>
          </draw:frame>
          <draw:frame draw:z-index="10" draw:style-name="gr22" draw:text-style-name="P6" svg:width="6.75in" svg:height="3.1469in" svg:x="8in" svg:y="74.9366in">
            <draw:text-box>
              <text:p><text:span text:style-name="T34">El propósito de cada campo de entrada que recoge información sobre el usuario puede ser determinado programáticamente cuando:</text:span></text:p>
              <text:p><text:span text:style-name="T34"/></text:p>
              <text:p><text:span text:style-name="T34">- El campo de entrada sirve a un propósito identificado en los propósitos de entrada de los componentes de la interfaz de usuario; y</text:span></text:p>
              <text:p><text:span text:style-name="T34">- El contenido se implementa usando tecnologías con soporte para identificar el significado esperado de los datos de entrada en formularios.</text:span></text:p>
              <text:p><text:span text:style-name="T34"/></text:p>
              <text:p><text:span text:style-name="T35"><text:a xlink:href="https://www.w3.org/TR/WCAG/#identify-input-purpose" xlink:type="simple">https://www.w3.org/TR/WCAG/#identify-input-purpose</text:a></text:span></text:p>
            </draw:text-box>
          </draw:frame>
          <draw:frame draw:z-index="11" draw:style-name="gr23" draw:text-style-name="P6" svg:width="6.75in" svg:height="1.9343in" svg:x="8in" svg:y="68.0724in">
            <draw:text-box>
              <text:p><text:span text:style-name="T34">El contenido no restringe su visualización y funcionamiento a una única orientación de pantalla, como vertical u horizontal, a menos que sea esencial una orientación de pantalla específica.</text:span></text:p>
              <text:p><text:span text:style-name="T34"/></text:p>
              <text:p><text:span text:style-name="T34"/></text:p>
              <text:p><text:span text:style-name="T35"><text:a xlink:href="https://www.w3.org/TR/WCAG/#orientation" xlink:type="simple">https://www.w3.org/TR/WCAG/#orientation</text:a></text:span></text:p>
            </draw:text-box>
          </draw:frame>
          <draw:frame draw:z-index="12" draw:style-name="gr24" draw:text-style-name="P6" svg:width="6.75in" svg:height="2.4193in" svg:x="8in" svg:y="61.1693in">
            <draw:text-box>
              <text:p><text:span text:style-name="T34">Las instrucciones proporcionadas para entender y operar el contenido no dependen exclusivamente en las características sensoriales de los componentes como su forma, tamaño, ubicación visual, orientación o sonido. (Nivel A)</text:span></text:p>
              <text:p><text:span text:style-name="T34"/></text:p>
              <text:p><text:span text:style-name="T34">Nota: Para los requisitos relacionados con el color, véase la Pauta 1.4.</text:span></text:p>
              <text:p><text:span text:style-name="T34"/></text:p>
              <text:p><text:span text:style-name="T35"><text:a xlink:href="https://www.w3.org/TR/WCAG/#sensory-characteristics" xlink:type="simple">https://www.w3.org/TR/WCAG/#sensory-characteristics</text:a></text:span></text:p>
            </draw:text-box>
          </draw:frame>
          <draw:frame draw:z-index="13" draw:style-name="gr25" draw:text-style-name="P6" svg:width="6.75in" svg:height="1.6917in" svg:x="8in" svg:y="53.9984in">
            <draw:text-box>
              <text:p><text:span text:style-name="T34">Cuando la secuencia en que se presenta el contenido afecta a su significado, se puede determinar por software la secuencia correcta de lectura. </text:span></text:p>
              <text:p><text:span text:style-name="T34"/></text:p>
              <text:p><text:span text:style-name="T35"/></text:p>
              <text:p><text:span text:style-name="T35"><text:a xlink:href="https://www.w3.org/TR/WCAG/#meaningful-sequence" xlink:type="simple">https://www.w3.org/TR/WCAG/#meaningful-sequence</text:a></text:span></text:p>
            </draw:text-box>
          </draw:frame>
          <draw:frame draw:z-index="14" draw:style-name="gr26" draw:text-style-name="P6" svg:width="6.75in" svg:height="1.7283in" svg:x="8in" svg:y="47.2717in">
            <draw:text-box>
              <text:p><text:span text:style-name="T34">La información, estructura y relaciones comunicadas a través de la presentación pueden ser determinadas por software o están disponibles como texto. </text:span></text:p>
              <text:p><text:span text:style-name="T34"/></text:p>
              <text:p><text:span text:style-name="T34"/></text:p>
              <text:p><text:span text:style-name="T35"><text:a xlink:href="https://www.w3.org/TR/WCAG/#info-and-relationships" xlink:type="simple">https://www.w3.org/TR/WCAG/#info-and-relationships</text:a></text:span></text:p>
            </draw:text-box>
          </draw:frame>
          <draw:frame draw:z-index="15" draw:style-name="gr25" draw:text-style-name="P6" svg:width="6.75in" svg:height="1.6917in" svg:x="8in" svg:y="40in">
            <draw:text-box>
              <text:p><text:span text:style-name="T34">Se proporciona una audiodescripción para todo el contenido de vídeo grabado dentro de contenido multimedia sincronizado. </text:span></text:p>
              <text:p><text:span text:style-name="T34"/></text:p>
              <text:p><text:span text:style-name="T34"/></text:p>
              <text:p><text:span text:style-name="T35"><text:a xlink:href="https://www.w3.org/TR/WCAG/#audio-description-prerecorded" xlink:type="simple">https://www.w3.org/TR/WCAG/#audio-description-prerecorded</text:a></text:span></text:p>
            </draw:text-box>
          </draw:frame>
          <draw:frame draw:z-index="16" draw:style-name="gr27" draw:text-style-name="P6" svg:width="6.75in" svg:height="1.4492in" svg:x="8in" svg:y="33.2673in">
            <draw:text-box>
              <text:p><text:span text:style-name="T34">Se proporcionan subtítulos para todo el contenido de audio en directo de los multimedia sincronizados. </text:span></text:p>
              <text:p><text:span text:style-name="T34"/></text:p>
              <text:p><text:span text:style-name="T34"/></text:p>
              <text:p><text:span text:style-name="T35"><text:a xlink:href="https://www.w3.org/TR/WCAG/#captions-live" xlink:type="simple">https://www.w3.org/TR/WCAG/#captions-live</text:a></text:span></text:p>
            </draw:text-box>
          </draw:frame>
          <draw:frame draw:z-index="17" draw:style-name="gr24" draw:text-style-name="P8" svg:width="6.75in" svg:height="2.4193in" svg:x="7.9646in" svg:y="26.4193in">
            <draw:text-box>
              <text:p><text:span text:style-name="T34">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34"/></text:p>
              <text:p><text:span text:style-name="T34"/></text:p>
              <text:p><text:span text:style-name="T35"><text:a xlink:href="https://www.w3.org/TR/WCAG/#audio-description-or-media-alternative-prerecorded" xlink:type="simple">https://www.w3.org/TR/WCAG/#audio-description-or-media-alternative-prerecorded</text:a></text:span></text:p>
              <text:p><text:span text:style-name="T34"/></text:p>
            </draw:text-box>
          </draw:frame>
          <draw:frame draw:z-index="18" draw:style-name="gr28" draw:text-style-name="P10" svg:width="6.75in" svg:height="1.5in" svg:x="7.8354in" svg:y="19.5906in">
            <draw:text-box>
              <text:p text:style-name="P9"><text:span text:style-name="T36">Se proporcionan subtítulos para el contenido de audio grabado dentro de contenido multimedia sincronizado, excepto cuando la presentación es un contenido multimedia alternativo al texto y está claramente identificado como tal. (Nivel A)</text:span></text:p>
              <text:p text:style-name="P9"><text:span text:style-name="T36"/></text:p>
              <text:p text:style-name="P9"><text:span text:style-name="T37"><text:a xlink:href="https://www.w3.org/TR/WCAG/#audio-description-or-media-alternative-prerecorded" xlink:type="simple">https://www.w3.org/TR/WCAG/#captions-prerecorded</text:a></text:span></text:p>
            </draw:text-box>
          </draw:frame>
          <draw:frame draw:z-index="19" draw:style-name="gr29" draw:text-style-name="P10" svg:width="6.75in" svg:height="2.7421in" svg:x="8in" svg:y="12.7657in">
            <draw:text-box>
              <text:p><text:span text:style-name="T38">Sólo audio grabado: </text:span><text:span text:style-name="T34">Se proporciona una alternativa para los medios tempodependientes que presenta información equivalente para el contenido sólo audio grabado.</text:span></text:p>
              <text:p><text:span text:style-name="T34"/></text:p>
              <text:p><text:span text:style-name="T38">Sólo vídeo grabado:</text:span><text:span text:style-name="T34"> Se proporciona una alternativa para los medios tempodependientes o se proporciona una pista sonora que presenta información equivalente al contenido del medio de sólo vídeo grabado.</text:span></text:p>
              <text:p><text:span text:style-name="T35"/></text:p>
              <text:p><text:span text:style-name="T35"><text:a xlink:href="https://www.w3.org/TR/WCAG/#audio-only-and-video-only-prerecorded" xlink:type="simple">https://www.w3.org/TR/WCAG/#audio-only-and-video-only-prerecorded</text:a></text:span></text:p>
            </draw:text-box>
          </draw:frame>
          <draw:frame draw:z-index="20" draw:style-name="gr28" draw:text-style-name="P10" svg:width="6.75in" svg:height="1.5in" svg:x="7.9646in" svg:y="6.75in">
            <draw:text-box>
              <text:p><text:span text:style-name="T34">Todo contenido no textual que se presenta al usuario tiene una alternativa textual que cumple el mismo propósito, excepto en las situaciones enumeradas a continuación.</text:span></text:p>
              <text:p><text:span text:style-name="T34"/></text:p>
              <text:p><text:span text:style-name="T34"/></text:p>
              <text:p text:style-name="P11"><text:span text:style-name="T35"><text:a xlink:href="http://www.w3.org/TR/WCAG/#text-alternatives" xlink:type="simple">http://www.w3.org/TR/WCAG/#text-alternatives</text:a></text:span></text:p>
              <text:p text:style-name="P11"><text:span text:style-name="T39"/></text:p>
            </draw:text-box>
          </draw:frame>
          <draw:frame draw:z-index="21" draw:name="Image 1" draw:style-name="gr13" draw:text-style-name="P7" svg:width="0.6791in" svg:height="0.7579in" svg:x="11.1886in" svg:y="1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2" draw:name="Image 1" draw:style-name="gr13" draw:text-style-name="P7" svg:width="0.6791in" svg:height="0.7579in" svg:x="11.0378in" svg:y="18.755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3" draw:name="Image 1" draw:style-name="gr13" draw:text-style-name="P7" svg:width="0.6791in" svg:height="0.7579in" svg:x="11.1283in" svg:y="25.609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4" draw:name="Image 1" draw:style-name="gr13" draw:text-style-name="P7" svg:width="0.6791in" svg:height="0.7579in" svg:x="11.198in" svg:y="3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5" draw:name="Image 1" draw:style-name="gr13" draw:text-style-name="P7" svg:width="0.6791in" svg:height="0.7579in" svg:x="11.1764in" svg:y="39.224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6" draw:name="Image 1" draw:style-name="gr13" draw:text-style-name="P7" svg:width="0.6791in" svg:height="0.7579in" svg:x="11.0929in" svg:y="46.422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7" draw:name="Image 1" draw:style-name="gr13" draw:text-style-name="P7" svg:width="0.6791in" svg:height="0.7579in" svg:x="11.2157in" svg:y="53.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8" draw:name="Image 1" draw:style-name="gr13" draw:text-style-name="P7" svg:width="0.6791in" svg:height="0.7579in" svg:x="11.0988in" svg:y="60.3469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9" draw:name="Image 1" draw:style-name="gr13" draw:text-style-name="P7" svg:width="0.6791in" svg:height="0.7579in" svg:x="11.0988in" svg:y="67.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0" draw:name="Image 1" draw:style-name="gr13" draw:text-style-name="P7" svg:width="0.6791in" svg:height="0.7579in" svg:x="11.2157in" svg:y="74.114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1" draw:name="Image 1" draw:style-name="gr13" draw:text-style-name="P7" svg:width="0.6791in" svg:height="0.7579in" svg:x="11.0988in" svg:y="8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2" draw:name="Image 1" draw:style-name="gr13" draw:text-style-name="P7" svg:width="0.6791in" svg:height="0.7579in" svg:x="11.2157in" svg:y="87.922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3" draw:name="Image 1" draw:style-name="gr13" draw:text-style-name="P7" svg:width="0.6791in" svg:height="0.7579in" svg:x="11.1244in" svg:y="94.782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4" draw:name="Image 1" draw:style-name="gr13" draw:text-style-name="P7" svg:width="0.6791in" svg:height="0.7579in" svg:x="11.1638in" svg:y="101.935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5" draw:name="Image 1" draw:style-name="gr13" draw:text-style-name="P7" svg:width="0.6791in" svg:height="0.7579in" svg:x="11.0988in" svg:y="108.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6" draw:name="Image 1" draw:style-name="gr13" draw:text-style-name="P7" svg:width="0.6791in" svg:height="0.7579in" svg:x="11.0988in" svg:y="115.685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7" draw:name="Image 1" draw:style-name="gr13" draw:text-style-name="P7" svg:width="0.6791in" svg:height="0.7579in" svg:x="11.0988in" svg:y="12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8" draw:name="Image 1" draw:style-name="gr13" draw:text-style-name="P7" svg:width="0.6791in" svg:height="0.7579in" svg:x="11.0484in" svg:y="13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9" draw:name="Image 1" draw:style-name="gr13" draw:text-style-name="P7" svg:width="0.6791in" svg:height="0.7579in" svg:x="11.1087in" svg:y="130.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6"/>
        <table:table-column table:style-name="co44" table:default-cell-style-name="ce13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6">
          <table:table-cell table:style-name="ce113"/>
          <table:table-cell table:style-name="ce114" table:number-columns-repeated="2"/>
          <table:table-cell table:style-name="ce130"/>
          <table:table-cell table:style-name="ce306"/>
          <table:table-cell table:style-name="ce72" table:number-columns-repeated="21"/>
          <table:table-cell table:number-columns-repeated="38"/>
        </table:table-row>
        <table:table-row table:style-name="ro47">
          <table:table-cell table:style-name="ce113"/>
          <table:table-cell table:style-name="ce53" office:value-type="string" calcext:value-type="string">
            <text:p>Informe de revisión de la accesibilidad</text:p>
          </table:table-cell>
          <table:table-cell table:style-name="ce113"/>
          <table:table-cell table:style-name="ce130"/>
          <table:table-cell table:style-name="ce306"/>
          <table:table-cell table:number-columns-repeated="10"/>
          <table:table-cell table:style-name="ce72" table:number-columns-repeated="11"/>
          <table:table-cell table:number-columns-repeated="38"/>
        </table:table-row>
        <table:table-row table:style-name="ro48">
          <table:table-cell table:style-name="ce113"/>
          <table:table-cell table:style-name="ce54" office:value-type="string" calcext:value-type="string">
            <text:p>Análisis de accesibilidad en profundidad de un sitio web</text:p>
          </table:table-cell>
          <table:table-cell table:style-name="ce113"/>
          <table:table-cell table:style-name="ce130"/>
          <table:table-cell table:style-name="ce306"/>
          <table:table-cell table:number-columns-repeated="59"/>
        </table:table-row>
        <table:table-row table:style-name="ro48">
          <table:table-cell/>
          <table:table-cell table:style-name="ce51"/>
          <table:table-cell table:style-name="ce55"/>
          <table:table-cell table:style-name="Default" table:number-columns-repeated="2"/>
          <table:table-cell table:number-columns-repeated="5"/>
          <table:table-cell table:style-name="ce72"/>
          <table:table-cell table:number-columns-repeated="2"/>
          <table:table-cell table:style-name="ce72" table:number-columns-repeated="2"/>
          <table:table-cell table:number-columns-repeated="49"/>
        </table:table-row>
        <table:table-row table:style-name="ro36">
          <table:table-cell/>
          <table:table-cell table:style-name="ce64" office:value-type="string" calcext:value-type="string">
            <text:p><text:s/>Revisión de la muestra</text:p>
          </table:table-cell>
          <table:table-cell table:style-name="ce56"/>
          <table:table-cell table:style-name="ce83"/>
          <table:table-cell table:style-name="ce137"/>
          <table:table-cell table:style-name="ce83" table:number-columns-repeated="8"/>
          <table:table-cell table:style-name="ce131" table:number-columns-repeated="2"/>
          <table:table-cell table:number-columns-repeated="11"/>
          <table:table-cell table:style-name="ce132" table:number-columns-repeated="38"/>
        </table:table-row>
        <table:table-row table:style-name="ro49">
          <table:table-cell/>
          <table:table-cell table:style-name="ce115" table:number-columns-repeated="3"/>
          <table:table-cell table:style-name="ce138"/>
          <table:table-cell table:style-name="ce115" table:number-columns-repeated="8"/>
          <table:table-cell table:style-name="ce72" table:number-columns-repeated="2"/>
          <table:table-cell table:number-columns-repeated="49"/>
        </table:table-row>
        <table:table-row table:style-name="ro50">
          <table:table-cell/>
          <table:table-cell table:style-name="ce72" table:number-columns-repeated="3"/>
          <table:table-cell table:style-name="ce306"/>
          <table:table-cell table:style-name="ce72" table:number-columns-repeated="10"/>
          <table:table-cell table:number-columns-repeated="49"/>
        </table:table-row>
        <table:table-row table:style-name="ro51">
          <table:table-cell/>
          <table:table-cell table:style-name="ce116" office:value-type="string" calcext:value-type="string">
            <text:p>Principio 1: Perceptible </text:p>
          </table:table-cell>
          <table:table-cell table:style-name="ce72"/>
          <table:table-cell table:style-name="ce306" table:number-columns-repeated="2"/>
          <table:table-cell table:style-name="ce72" table:number-columns-repeated="10"/>
          <table:table-cell table:number-columns-repeated="49"/>
        </table:table-row>
        <table:table-row table:style-name="ro38">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72"/>
          <table:table-cell table:style-name="ce306" table:number-columns-repeated="2"/>
          <table:table-cell table:style-name="ce72" table:number-columns-repeated="10"/>
          <table:table-cell table:number-columns-repeated="49"/>
        </table:table-row>
        <table:table-row table:style-name="ro52">
          <table:table-cell/>
          <table:table-cell table:style-name="ce72" table:number-columns-repeated="2"/>
          <table:table-cell table:style-name="ce306" table:number-columns-repeated="2"/>
          <table:table-cell table:number-columns-repeated="5"/>
          <table:table-cell table:style-name="ce72" table:number-columns-repeated="8"/>
          <table:table-cell table:number-columns-repeated="2"/>
          <table:table-cell table:style-name="ce72" table:number-columns-repeated="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126" table:number-columns-repeated="8"/>
          <table:table-cell table:style-name="ce72" table:number-columns-repeated="7"/>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306"/>
          <table:table-cell table:style-name="ce129"/>
          <table:table-cell table:number-columns-repeated="5"/>
          <table:table-cell table:style-name="ce72" table:number-columns-repeated="3"/>
          <table:table-cell table:number-columns-repeated="51"/>
        </table:table-row>
        <table:table-row table:style-name="ro55">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72" table:number-columns-repeated="2"/>
          <table:table-cell table:number-columns-repeated="52"/>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table-cell table:number-columns-repeated="52"/>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72"/>
          <table:table-cell table:number-columns-repeated="52"/>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72" table:number-columns-repeated="6"/>
          <table:table-cell table:number-columns-repeated="53"/>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4.1008in" svg:y="5.6555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52"/>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4.1138in" svg:y="6.1571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number-columns-repeated="17"/>
          <table:table-cell table:style-name="ce72"/>
          <table:table-cell table:number-columns-repeated="34"/>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72" table:number-columns-repeated="5"/>
          <table:table-cell table:number-columns-repeated="6"/>
          <table:table-cell table:style-name="ce72" table:number-columns-repeated="5"/>
          <table:table-cell table:number-columns-repeated="8"/>
          <table:table-cell table:style-name="ce72"/>
          <table:table-cell table:number-columns-repeated="34"/>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72" table:number-columns-repeated="5"/>
          <table:table-cell table:number-columns-repeated="3"/>
          <table:table-cell table:style-name="ce72" table:number-columns-repeated="8"/>
          <table:table-cell table:number-columns-repeated="8"/>
          <table:table-cell table:style-name="ce72"/>
          <table:table-cell table:number-columns-repeated="34"/>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72" table:number-columns-repeated="5"/>
          <table:table-cell table:number-columns-repeated="5"/>
          <table:table-cell table:style-name="ce72"/>
          <table:table-cell table:style-name="ce159" table:number-columns-repeated="2"/>
          <table:table-cell table:style-name="ce72" table:number-columns-repeated="7"/>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72" table:number-columns-repeated="7"/>
          <table:table-cell/>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72" table:number-columns-repeated="4"/>
          <table:table-cell table:number-columns-repeated="4"/>
          <table:table-cell table:style-name="ce72" table:number-columns-repeated="2"/>
          <table:table-cell table:style-name="ce160"/>
          <table:table-cell table:style-name="ce72" table:number-columns-repeated="6"/>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7"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72"/>
          <table:table-cell table:style-name="ce129" table:number-columns-repeated="3"/>
          <table:table-cell table:style-name="ce72" table:number-columns-repeated="20"/>
          <table:table-cell table:number-columns-repeated="39"/>
        </table:table-row>
        <table:table-row table:style-name="ro34">
          <table:table-cell/>
          <table:table-cell table:style-name="ce72" table:number-columns-repeated="2"/>
          <table:table-cell table:style-name="ce129" table:number-columns-repeated="2"/>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3"/>
          <table:table-cell table:style-name="ce306"/>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5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5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72" table:number-columns-repeated="14"/>
          <table:table-cell table:number-columns-repeated="39"/>
        </table:table-row>
        <table:table-row table:style-name="ro5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72" table:number-columns-repeated="20"/>
          <table:table-cell table:number-columns-repeated="39"/>
        </table:table-row>
        <table:table-row table:style-name="ro26">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65">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72" table:number-columns-repeated="20"/>
          <table:table-cell table:number-columns-repeated="39"/>
        </table:table-row>
        <table:table-row table:style-name="ro34" table:number-rows-repeated="450">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5"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6">
        <table:shapes>
          <draw:frame draw:z-index="0" draw:style-name="gr32" draw:text-style-name="P10" svg:width="6.776in" svg:height="4in" svg:x="8in" svg:y="6.4339in">
            <draw:text-box>
              <text:p><text:span text:style-name="T34">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34"/></text:p>
              <text:p><text:span text:style-name="T34">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34"/></text:p>
              <text:p><text:span text:style-name="T34">Nota 2: Esto no prohíbe ni debería desanimar a los autores a proporcionar entrada de ratón u otros métodos de entrada de datos adicionales a la operabilidad a través del teclado.</text:span></text:p>
              <text:p><text:span text:style-name="T34"/></text:p>
              <text:p><text:span text:style-name="T35"><text:a xlink:href="https://www.w3.org/TR/WCAG/#keyboard" xlink:type="simple">https://www.w3.org/TR/WCAG/#keyboard</text:a></text:span></text:p>
            </draw:text-box>
          </draw:frame>
          <draw:frame draw:z-index="1" draw:style-name="gr33" draw:text-style-name="P6" svg:width="6.7906in" svg:height="4.0524in" svg:x="7.9594in" svg:y="111.835in">
            <draw:text-box>
              <text:p><text:span text:style-name="T34">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34"/></text:p>
              <text:p><text:span text:style-name="T34"><text:s/></text:span><text:span text:style-name="T34">- Interfaz compatible: el movimiento se utiliza para operar la funcionalidad a través de una interfaz compatible de accesibilidad;</text:span></text:p>
              <text:p><text:span text:style-name="T34"/></text:p>
              <text:p><text:span text:style-name="T34"><text:s/></text:span><text:span text:style-name="T34">- Esencial: el movimiento es esencial para la función y hacerlo invalidaría la actividad.</text:span></text:p>
              <text:p><text:span text:style-name="T34"/></text:p>
              <text:p><text:span text:style-name="T34"/></text:p>
              <text:p><text:span text:style-name="T35"><text:a xlink:href="https://www.w3.org/TR/WCAG/#motion-actuation" xlink:type="simple">https://www.w3.org/TR/WCAG/#motion-actuation</text:a></text:span></text:p>
              <text:p><text:span text:style-name="T39"><text:tab/></text:span></text:p>
            </draw:text-box>
          </draw:frame>
          <draw:frame draw:z-index="2" draw:style-name="gr34" draw:text-style-name="P6" svg:width="6.8035in" svg:height="2.1768in" svg:x="7.9465in" svg:y="105.25in">
            <draw:text-box>
              <text:p><text:span text:style-name="T34">Para los componentes de la interfaz de usuario con etiquetas que incluyen texto o imágenes de texto, el nombre contiene el texto que se presenta visualmente.</text:span></text:p>
              <text:p><text:span text:style-name="T34"/></text:p>
              <text:p><text:span text:style-name="T34"/></text:p>
              <text:p><text:span text:style-name="T34"/></text:p>
              <text:p><text:span text:style-name="T34"/></text:p>
              <text:p><text:span text:style-name="T35"><text:a xlink:href="https://www.w3.org/TR/WCAG/#label-in-name" xlink:type="simple">https://www.w3.org/TR/WCAG/#label-in-name</text:a></text:span></text:p>
            </draw:text-box>
          </draw:frame>
          <draw:frame draw:z-index="3" draw:style-name="gr19" draw:text-style-name="P6" svg:width="6.8189in" svg:height="4.602in" svg:x="8in" svg:y="98.5079in">
            <draw:text-box>
              <text:p><text:span text:style-name="T34">Para la funcionalidad que puede operarse con un solo puntero, al menos uno de los siguientes es verdadero: </text:span></text:p>
              <text:p><text:span text:style-name="T34"/></text:p>
              <text:p><text:span text:style-name="T34">- Sin evento descendente: el evento descendente del puntero no se utiliza para ejecutar ninguna parte de la función;</text:span></text:p>
              <text:p><text:span text:style-name="T34"/></text:p>
              <text:p><text:span text:style-name="T34">- Abortar o Deshacer: la finalización de la función está en el evento up, y hay un mecanismo disponible para abortar la función antes de que se complete o para deshacer la función después de que se complete;</text:span></text:p>
              <text:p><text:span text:style-name="T34"/></text:p>
              <text:p><text:span text:style-name="T34">- Inversión ascendente: el evento ascendente invierte cualquier resultado del evento descendente anterior;</text:span></text:p>
              <text:p><text:span text:style-name="T34"/></text:p>
              <text:p><text:span text:style-name="T34">- Esencial: completar la función en el evento descendente es esencial.</text:span></text:p>
              <text:p><text:span text:style-name="T34"/></text:p>
              <text:p><text:span text:style-name="T35"><text:a xlink:href="https://www.w3.org/TR/WCAG/#pointer-cancellation" xlink:type="simple">https://www.w3.org/TR/WCAG/#pointer-cancellation</text:a></text:span></text:p>
            </draw:text-box>
          </draw:frame>
          <draw:frame draw:z-index="4" draw:style-name="gr34" draw:text-style-name="P6" svg:width="6.7937in" svg:height="2.1768in" svg:x="7.9563in" svg:y="92.0079in">
            <draw:text-box>
              <text:p><text:span text:style-name="T34">Todas las funciones que utilizan gestos multipunto o basados ​​en ruta para la operación pueden operarse con un solo puntero sin un gesto basado en ruta, a menos que sea esencial un gesto multipunto o basado en ruta.</text:span></text:p>
              <text:p><text:span text:style-name="T34"/></text:p>
              <text:p><text:span text:style-name="T34"/></text:p>
              <text:p><text:span text:style-name="T34"/></text:p>
              <text:p><text:span text:style-name="T35"><text:a xlink:href="https://www.w3.org/TR/WCAG/#pointer-gestures" xlink:type="simple">https://www.w3.org/TR/WCAG/#pointer-gestures</text:a></text:span></text:p>
            </draw:text-box>
          </draw:frame>
          <draw:frame draw:z-index="5" draw:style-name="gr25" draw:text-style-name="P6" svg:width="6.7783in" svg:height="1.6917in" svg:x="7.9717in" svg:y="85.5in">
            <draw:text-box>
              <text:p><text:span text:style-name="T34">Cualquier interfaz de usuario operable por teclado tiene una forma de operar en la cuál el indicador del foco del teclado resulta visible. (Nivel AA)</text:span></text:p>
              <text:p><text:span text:style-name="T35"/></text:p>
              <text:p><text:span text:style-name="T35"/></text:p>
              <text:p><text:span text:style-name="T35"><text:a xlink:href="https://www.w3.org/TR/WCAG/#focus-visible" xlink:type="simple">https://www.w3.org/TR/WCAG/#focus-visible</text:a></text:span></text:p>
            </draw:text-box>
          </draw:frame>
          <draw:frame draw:z-index="6" draw:style-name="gr27" draw:text-style-name="P6" svg:width="6.7547in" svg:height="1.4492in" svg:x="8in" svg:y="79in">
            <draw:text-box>
              <text:p><text:span text:style-name="T34">Los encabezados y etiquetas describen el tema o propósito. (Nivel AA)</text:span></text:p>
              <text:p><text:span text:style-name="T34"/></text:p>
              <text:p><text:span text:style-name="T35"/></text:p>
              <text:p><text:span text:style-name="T35"><text:a xlink:href="https://www.w3.org/TR/WCAG/#headings-and-labels" xlink:type="simple">https://www.w3.org/TR/WCAG/#headings-and-labels</text:a></text:span></text:p>
            </draw:text-box>
          </draw:frame>
          <draw:frame draw:z-index="7" draw:style-name="gr34" draw:text-style-name="P6" svg:width="6.7657in" svg:height="2.1768in" svg:x="7.9843in" svg:y="72.3846in">
            <draw:text-box>
              <text:p><text:span text:style-name="T34">Se proporciona más de un camino para localizar una página web dentro de un conjunto de páginas web, excepto cuando la página es el resultado, o un paso intermedio, de un proceso. (Nivel AA)</text:span></text:p>
              <text:p><text:span text:style-name="T34"/></text:p>
              <text:p><text:span text:style-name="T34"/></text:p>
              <text:p><text:span text:style-name="T35"/></text:p>
              <text:p text:style-name="P12"><text:span text:style-name="T35"><text:a xlink:href="https://www.w3.org/TR/WCAG/#multiple-ways" xlink:type="simple">https://www.w3.org/TR/WCAG/#multiple-ways</text:a></text:span></text:p>
            </draw:text-box>
          </draw:frame>
          <draw:frame draw:z-index="8" draw:style-name="gr34" draw:text-style-name="P6" svg:width="6.7787in" svg:height="2.1768in" svg:x="7.9713in" svg:y="65.6346in">
            <draw:text-box>
              <text:p><text:span text:style-name="T34">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34"/></text:p>
              <text:p><text:span text:style-name="T34"/></text:p>
              <text:p><text:span text:style-name="T35"><text:a xlink:href="https://www.w3.org/TR/WCAG/#link-purpose-in-context" xlink:type="simple">https://www.w3.org/TR/WCAG/#link-purpose-in-context</text:a></text:span></text:p>
            </draw:text-box>
          </draw:frame>
          <draw:frame draw:z-index="9" draw:style-name="gr24" draw:text-style-name="P6" svg:width="6.7783in" svg:height="2.4193in" svg:x="8in" svg:y="59.152in">
            <draw:text-box>
              <text:p><text:span text:style-name="T34">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34"/></text:p>
              <text:p><text:span text:style-name="T34"/></text:p>
              <text:p><text:span text:style-name="T34"/></text:p>
              <text:p><text:span text:style-name="T35"><text:a xlink:href="https://www.w3.org/TR/WCAG/#focus-order" xlink:type="simple">https://www.w3.org/TR/WCAG/#focus-order</text:a></text:span></text:p>
            </draw:text-box>
          </draw:frame>
          <draw:frame draw:z-index="10" draw:style-name="gr27" draw:text-style-name="P6" svg:width="6.8165in" svg:height="1.4492in" svg:x="7.9335in" svg:y="52.5in">
            <draw:text-box>
              <text:p><text:span text:style-name="T34">Las páginas web tienen títulos que describen su temática o propósito. (Nivel A)</text:span></text:p>
              <text:p><text:span text:style-name="T34"/></text:p>
              <text:p><text:span text:style-name="T34"/></text:p>
              <text:p><text:span text:style-name="T35"><text:a xlink:href="https://www.w3.org/TR/WCAG/#page-titled" xlink:type="simple">https://www.w3.org/TR/WCAG/#page-titled</text:a></text:span></text:p>
            </draw:text-box>
          </draw:frame>
          <draw:frame draw:z-index="11" draw:style-name="gr27" draw:text-style-name="P6" svg:width="6.7909in" svg:height="1.4492in" svg:x="7.9591in" svg:y="46.1in">
            <draw:text-box>
              <text:p><text:span text:style-name="T34">Existe un mecanismo para evitar los bloques de contenido que se repiten en múltiples páginas web. (Nivel A)</text:span></text:p>
              <text:p><text:span text:style-name="T34"/></text:p>
              <text:p><text:span text:style-name="T34"/></text:p>
              <text:p><text:span text:style-name="T35"><text:a xlink:href="https://www.w3.org/TR/WCAG/#bypass-blocks" xlink:type="simple">https://www.w3.org/TR/WCAG/#bypass-blocks</text:a></text:span></text:p>
            </draw:text-box>
          </draw:frame>
          <draw:frame draw:z-index="12" draw:style-name="gr35" draw:text-style-name="P6" svg:width="6.7941in" svg:height="3.3894in" svg:x="8in" svg:y="39.2213in">
            <draw:text-box>
              <text:p><text:span text:style-name="T34">Las páginas web no contienen nada que destelle más de tres veces en un segundo, o el destello está por debajo del umbral de destello general y de destello rojo. (Nivel A)</text:span></text:p>
              <text:p><text:span text:style-name="T34"/></text:p>
              <text:p><text:span text:style-name="T34">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5"/></text:p>
              <text:p><text:span text:style-name="T35"/></text:p>
              <text:p><text:span text:style-name="T35"><text:a xlink:href="https://www.w3.org/TR/WCAG/#three-flashes-or-below-threshold" xlink:type="simple">https://www.w3.org/TR/WCAG/#three-flashes-or-below-threshold</text:a></text:span></text:p>
            </draw:text-box>
          </draw:frame>
          <draw:frame draw:z-index="13" draw:style-name="gr15" draw:text-style-name="P6" svg:width="6.7909in" svg:height="4.3594in" svg:x="8in" svg:y="32.4567in">
            <draw:text-box>
              <text:p><text:span text:style-name="T34">Para la información que tiene movimiento, parpadeo, se desplaza o se actualiza automáticamente, se cumplen todos los casos siguientes: (Nivel A)</text:span></text:p>
              <text:p><text:span text:style-name="T34"/></text:p>
              <text:p><text:span text:style-name="T34">-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34"/></text:p>
              <text:p><text:span text:style-name="T34">- Actualización automática: Para toda información que se actualiza automáticamente, que (1) se inicia automáticamente y (2) se presenta …</text:span></text:p>
              <text:p><text:span text:style-name="T34"/></text:p>
              <text:p><text:span text:style-name="T35"><text:a xlink:href="https://www.w3.org/TR/WCAG/#pause-stop-hide" xlink:type="simple">https://www.w3.org/TR/WCAG/#pause-stop-hide</text:a></text:span></text:p>
            </draw:text-box>
          </draw:frame>
          <draw:frame draw:z-index="14" draw:style-name="gr19" draw:text-style-name="P6" svg:width="6.7783in" svg:height="4.602in" svg:x="8in" svg:y="25.8079in">
            <draw:text-box>
              <text:p><text:span text:style-name="T34">Para cada límite de tiempo impuesto por el contenido, se cumple al menos uno de los siguientes casos: (Nivel A)</text:span></text:p>
              <text:p><text:span text:style-name="T34"/></text:p>
              <text:p><text:span text:style-name="T34">- Apagar: El usuario puede detener el límite de tiempo antes de alcanzar el límite de tiempo; o</text:span></text:p>
              <text:p><text:span text:style-name="T34">- Ajustar: El usuario puede ajustar el límite de tiempo antes de alcanzar dicho límite en un rango amplio que es, al menos, diez veces mayor al tiempo fijado originalmente; o</text:span></text:p>
              <text:p><text:span text:style-name="T34">-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34"><text:s/></text:span><text:span text:style-name="T34">- Excepción por ser esencial: El límite de tiempo es esencial y, si se extendiera, invalidaría la actividad; o</text:span></text:p>
              <text:p><text:span text:style-name="T34"><text:s/></text:span><text:span text:style-name="T34">- Excepción de 20 horas</text:span></text:p>
              <text:p><text:span text:style-name="T34"/></text:p>
              <text:p><text:span text:style-name="T35"><text:a xlink:href="https://www.w3.org/TR/WCAG/#timing-adjustable" xlink:type="simple">https://www.w3.org/TR/WCAG/#timing-adjustable</text:a></text:span></text:p>
            </draw:text-box>
          </draw:frame>
          <draw:frame draw:z-index="15" draw:style-name="gr36" draw:text-style-name="P15" svg:width="6.7909in" svg:height="4.5437in" svg:x="8in" svg:y="19.2579in">
            <draw:text-box>
              <text:p text:style-name="P13"><text:span text:style-name="T41"/></text:p>
              <text:p text:style-name="P13"><text:span text:style-name="T42">En el caso de que para activar los elementos de interacción (enlaces, botones, etc.) se empleen </text:span><text:span text:style-name="T43">atajos de teclado usando una única letra</text:span><text:span text:style-name="T42">, signo de puntuación, número o símbolo entonces se debe cumplir al menos una de las siguientes condiciones:</text:span></text:p>
              <text:p text:style-name="P13"><text:span text:style-name="T42"/></text:p>
              <text:p text:style-name="P13"><text:span text:style-name="T42">- Existe un mecanismo que permite </text:span><text:span text:style-name="T43">desactivar </text:span><text:span text:style-name="T42">el atajo de teclado</text:span></text:p>
              <text:p text:style-name="P13"><text:span text:style-name="T42"/></text:p>
              <text:p text:style-name="P13"><text:span text:style-name="T42">- Existe un mecanismo que permite </text:span><text:span text:style-name="T43">reasignar </text:span><text:span text:style-name="T42">el atajo de teclado para emplear en su lugar otra tecla no imprimible (ej, </text:span><text:span text:style-name="T44">Ctrl</text:span><text:span text:style-name="T42">, </text:span><text:span text:style-name="T44">Alt</text:span><text:span text:style-name="T42">, etc.)</text:span></text:p>
              <text:p text:style-name="P13"><text:span text:style-name="T42"/></text:p>
              <text:p text:style-name="P13"><text:span text:style-name="T42">- El atajo de teclado </text:span><text:span text:style-name="T43">sólo se puede activar cuando el componente</text:span><text:span text:style-name="T42"> </text:span><text:span text:style-name="T43">tiene el foco</text:span><text:span text:style-name="T42"> del teclado.</text:span></text:p>
              <text:p text:style-name="P14"><text:span text:style-name="T42"/></text:p>
              <text:p text:style-name="P14"><text:span text:style-name="T45"/></text:p>
              <text:p text:style-name="P14"><text:span text:style-name="T45"><text:a xlink:href="https://www.w3.org/TR/WCAG/#character-key-shortcuts" xlink:type="simple">https://www.w3.org/TR/WCAG/#character-key-shortcuts</text:a></text:span></text:p>
            </draw:text-box>
          </draw:frame>
          <draw:frame draw:z-index="16" draw:style-name="gr37" draw:text-style-name="P10" svg:width="6.7551in" svg:height="3.6382in" svg:x="8in" svg:y="12.6492in">
            <draw:text-box>
              <text:p><text:span text:style-name="T46">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46"/></text:p>
              <text:p><text:span text:style-name="T46">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46"/></text:p>
              <text:p><text:span text:style-name="T35"><text:a xlink:href="https://www.w3.org/TR/WCAG/#no-keyboard-trap" xlink:type="simple">https://www.w3.org/TR/WCAG/#no-keyboard-trap</text:a></text:span></text:p>
            </draw:text-box>
          </draw:frame>
          <draw:frame draw:z-index="17" draw:name="Image 1" draw:style-name="gr13" draw:text-style-name="P7" svg:width="0.6791in" svg:height="0.7579in" svg:x="11.0768in" svg:y="5.671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8" draw:name="Image 1" draw:style-name="gr13" draw:text-style-name="P7" svg:width="0.6791in" svg:height="0.7579in" svg:x="11.076in" svg:y="11.889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9" draw:name="Image 1" draw:style-name="gr13" draw:text-style-name="P7" svg:width="0.6791in" svg:height="0.7579in" svg:x="11.1118in" svg:y="1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0" draw:name="Image 1" draw:style-name="gr13" draw:text-style-name="P7" svg:width="0.6791in" svg:height="0.7579in" svg:x="11.1122in" svg:y="25.078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1" draw:name="Image 1" draw:style-name="gr13" draw:text-style-name="P7" svg:width="0.6791in" svg:height="0.7579in" svg:x="11.1248in" svg:y="3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2" draw:name="Image 1" draw:style-name="gr13" draw:text-style-name="P7" svg:width="0.6791in" svg:height="0.7579in" svg:x="11.1665in" svg:y="38.463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3" draw:name="Image 1" draw:style-name="gr13" draw:text-style-name="P7" svg:width="0.6791in" svg:height="0.7579in" svg:x="11.0709in" svg:y="45.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4" draw:name="Image 1" draw:style-name="gr13" draw:text-style-name="P7" svg:width="0.6791in" svg:height="0.7579in" svg:x="11.0709in" svg:y="5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5" draw:name="Image 1" draw:style-name="gr13" draw:text-style-name="P7" svg:width="0.6791in" svg:height="0.7579in" svg:x="11.0992in" svg:y="58.40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6" draw:name="Image 1" draw:style-name="gr13" draw:text-style-name="P7" svg:width="0.6791in" svg:height="0.7579in" svg:x="11.0709in" svg:y="64.884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7" draw:name="Image 1" draw:style-name="gr13" draw:text-style-name="P7" svg:width="0.6791in" svg:height="0.7579in" svg:x="11.0709in" svg:y="71.634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8" draw:name="Image 1" draw:style-name="gr13" draw:text-style-name="P7" svg:width="0.6791in" svg:height="0.7579in" svg:x="11.0756in" svg:y="78.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9" draw:name="Image 1" draw:style-name="gr13" draw:text-style-name="P7" svg:width="0.6791in" svg:height="0.7579in" svg:x="11.0709in" svg:y="84.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0" draw:name="Image 1" draw:style-name="gr13" draw:text-style-name="P7" svg:width="0.6791in" svg:height="0.7579in" svg:x="11.0709in" svg:y="91.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1" draw:name="Image 1" draw:style-name="gr13" draw:text-style-name="P7" svg:width="0.6791in" svg:height="0.7579in" svg:x="11.1783in" svg:y="97.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2" draw:name="Image 1" draw:style-name="gr13" draw:text-style-name="P7" svg:width="0.6791in" svg:height="0.7579in" svg:x="11.0709in" svg:y="104.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3" draw:name="Image 1" draw:style-name="gr13" draw:text-style-name="P7" svg:width="0.6791in" svg:height="0.7579in" svg:x="11.0709in" svg:y="111.0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66"/>
        <table:table-column table:style-name="co42" table:default-cell-style-name="Default"/>
        <table:table-column table:style-name="co43" table:default-cell-style-name="ce136"/>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6">
          <table:table-cell/>
          <table:table-cell table:style-name="ce51"/>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8">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61"/>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number-columns-repeated="15"/>
          <table:table-cell table:number-columns-repeated="49"/>
        </table:table-row>
        <table:table-row table:style-name="ro51">
          <table:table-cell/>
          <table:table-cell table:style-name="ce116" office:value-type="string" calcext:value-type="string">
            <text:p>Principio 2: Operable </text:p>
          </table:table-cell>
          <table:table-cell table:style-name="ce72"/>
          <table:table-cell table:style-name="ce306"/>
          <table:table-cell table:style-name="ce72" table:number-columns-repeated="11"/>
          <table:table-cell table:number-columns-repeated="49"/>
        </table:table-row>
        <table:table-row table:style-name="ro38">
          <table:table-cell/>
          <table:table-cell table:style-name="ce163" office:value-type="string" calcext:value-type="string">
            <text:p>Los componentes de la interfaz de usuario y la navegación deben ser operables.</text:p>
          </table:table-cell>
          <table:table-cell table:style-name="ce72"/>
          <table:table-cell table:style-name="ce306"/>
          <table:table-cell table:style-name="ce72" table:number-columns-repeated="11"/>
          <table:table-cell table:number-columns-repeated="49"/>
        </table:table-row>
        <table:table-row table:style-name="ro52">
          <table:table-cell table:style-name="ce72" table:number-columns-repeated="3"/>
          <table:table-cell table:style-name="ce306"/>
          <table:table-cell table:style-name="ce72"/>
          <table:table-cell table:number-columns-repeated="5"/>
          <table:table-cell table:style-name="ce72" table:number-columns-repeated="1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26" table:number-columns-repeated="10"/>
          <table:table-cell table:style-name="ce72" table:number-columns-repeated="4"/>
          <table:table-cell table:number-columns-repeated="49"/>
        </table:table-row>
        <table:table-row table:style-name="ro34">
          <table:table-cell/>
          <table:table-cell table:style-name="ce164"/>
          <table:table-cell table:style-name="ce72"/>
          <table:table-cell table:style-name="ce306"/>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72"/>
          <table:table-cell table:number-columns-repeated="53"/>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9]&lt;&gt;&quot;&quot;;IF(AND([.B19]&lt;&gt;&quot;&quot;;[.C1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table-cell table:number-columns-repeated="2"/>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1]&lt;&gt;&quot;&quot;;IF(AND([.B21]&lt;&gt;&quot;&quot;;[.C21]&lt;&gt;&quot;&quot;);&quot;&quot;;&quot;ERR&quot;);&quot;&quot;)">
            <text:p/>
          </table:table-cell>
          <table:table-cell table:style-name="ce72" table:number-columns-repeated="6"/>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4.1193in" svg:y="5.6602in" draw:caption-point-x="1.1472in" draw:caption-point-y="-0.4059in">
              <dc:date>2020-04-22T00:00:00</dc:date>
              <text:p text:style-name="P3"><text:span text:style-name="T40">No tiene elementos sobre los que realizar la comprobación</text:span></text:p>
            </office:annotation>
            <text:p>No Aplica</text:p>
          </table:table-cell>
          <table:table-cell/>
          <table:table-cell table:style-name="ce72" table:number-columns-repeated="2"/>
          <table:table-cell table:number-columns-repeated="20"/>
          <table:table-cell table:style-name="ce72"/>
          <table:table-cell table:number-columns-repeated="28"/>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4.1323in" svg:y="6.1622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table-cell table:style-name="ce72" table:number-columns-repeated="11"/>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5]&lt;&gt;&quot;&quot;;IF(AND([.B25]&lt;&gt;&quot;&quot;;[.C25]&lt;&gt;&quot;&quot;);&quot;&quot;;&quot;ERR&quot;);&quot;&quot;)">
            <text:p/>
          </table:table-cell>
          <table:table-cell table:style-name="ce72" table:number-columns-repeated="7"/>
          <table:table-cell/>
          <table:table-cell table:style-name="ce72" table:number-columns-repeated="5"/>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6]&lt;&gt;&quot;&quot;;IF(AND([.B26]&lt;&gt;&quot;&quot;;[.C26]&lt;&gt;&quot;&quot;);&quot;&quot;;&quot;ERR&quot;);&quot;&quot;)">
            <text:p/>
          </table:table-cell>
          <table:table-cell table:style-name="ce72" table:number-columns-repeated="13"/>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7]&lt;&gt;&quot;&quot;;IF(AND([.B27]&lt;&gt;&quot;&quot;;[.C27]&lt;&gt;&quot;&quot;);&quot;&quot;;&quot;ERR&quot;);&quot;&quot;)">
            <text:p/>
          </table:table-cell>
          <table:table-cell table:style-name="ce72" table:number-columns-repeated="6"/>
          <table:table-cell/>
          <table:table-cell table:style-name="ce72" table:number-columns-repeated="5"/>
          <table:table-cell/>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8]&lt;&gt;&quot;&quot;;IF(AND([.B28]&lt;&gt;&quot;&quot;;[.C28]&lt;&gt;&quot;&quot;);&quot;&quot;;&quot;ERR&quot;);&quot;&quot;)">
            <text:p/>
          </table:table-cell>
          <table:table-cell table:style-name="ce72" table:number-columns-repeated="6"/>
          <table:table-cell/>
          <table:table-cell table:style-name="ce72" table:number-columns-repeated="6"/>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9]&lt;&gt;&quot;&quot;;IF(AND([.B29]&lt;&gt;&quot;&quot;;[.C29]&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1]&lt;&gt;&quot;&quot;;IF(AND([.B31]&lt;&gt;&quot;&quot;;[.C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2]&lt;&gt;&quot;&quot;;IF(AND([.B32]&lt;&gt;&quot;&quot;;[.C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3]&lt;&gt;&quot;&quot;;IF(AND([.B33]&lt;&gt;&quot;&quot;;[.C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4]&lt;&gt;&quot;&quot;;IF(AND([.B34]&lt;&gt;&quot;&quot;;[.C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5]&lt;&gt;&quot;&quot;;IF(AND([.B35]&lt;&gt;&quot;&quot;;[.C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6]&lt;&gt;&quot;&quot;;IF(AND([.B36]&lt;&gt;&quot;&quot;;[.C36]&lt;&gt;&quot;&quot;);&quot;&quot;;&quot;ERR&quot;);&quot;&quot;)">
            <text:p/>
          </table:table-cell>
          <table:table-cell table:style-name="ce72" table:number-columns-repeated="7"/>
          <table:table-cell/>
          <table:table-cell table:style-name="ce159"/>
          <table:table-cell table:number-columns-repeated="4"/>
          <table:table-cell table:style-name="ce72" table:number-columns-repeated="7"/>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7]&lt;&gt;&quot;&quot;;IF(AND([.B37]&lt;&gt;&quot;&quot;;[.C37]&lt;&gt;&quot;&quot;);&quot;&quot;;&quot;ERR&quot;);&quot;&quot;)">
            <text:p/>
          </table:table-cell>
          <table:table-cell table:style-name="ce72" table:number-columns-repeated="7"/>
          <table:table-cell/>
          <table:table-cell table:style-name="ce159"/>
          <table:table-cell table:style-name="ce72" table:number-columns-repeated="11"/>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8]&lt;&gt;&quot;&quot;;IF(AND([.B38]&lt;&gt;&quot;&quot;;[.C38]&lt;&gt;&quot;&quot;);&quot;&quot;;&quot;ERR&quot;);&quot;&quot;)">
            <text:p/>
          </table:table-cell>
          <table:table-cell table:style-name="ce72" table:number-columns-repeated="7"/>
          <table:table-cell/>
          <table:table-cell table:style-name="ce159"/>
          <table:table-cell table:style-name="ce72"/>
          <table:table-cell table:number-columns-repeated="2"/>
          <table:table-cell table:style-name="ce72"/>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7]&lt;&gt;&quot;&quot;;IF(AND([.B57]&lt;&gt;&quot;&quot;;[.C5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number-columns-repeated="2"/>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95]&lt;&gt;&quot;&quot;;IF(AND([.B95]&lt;&gt;&quot;&quot;;[.C9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33]&lt;&gt;&quot;&quot;;IF(AND([.B133]&lt;&gt;&quot;&quot;;[.C13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71]&lt;&gt;&quot;&quot;;IF(AND([.B171]&lt;&gt;&quot;&quot;;[.C17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09]&lt;&gt;&quot;&quot;;IF(AND([.B209]&lt;&gt;&quot;&quot;;[.C20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47]&lt;&gt;&quot;&quot;;IF(AND([.B247]&lt;&gt;&quot;&quot;;[.C24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85]&lt;&gt;&quot;&quot;;IF(AND([.B285]&lt;&gt;&quot;&quot;;[.C28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343" table:formula="of:=IF([.D320]&lt;&gt;&quot;&quot;;IF(AND([.B320]&lt;&gt;&quot;&quot;;[.C320]&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23]&lt;&gt;&quot;&quot;;IF(AND([.B323]&lt;&gt;&quot;&quot;;[.C32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61]&lt;&gt;&quot;&quot;;IF(AND([.B361]&lt;&gt;&quot;&quot;;[.C36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99]&lt;&gt;&quot;&quot;;IF(AND([.B399]&lt;&gt;&quot;&quot;;[.C39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10]&lt;&gt;&quot;&quot;;IF(AND([.B410]&lt;&gt;&quot;&quot;;[.C4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11]&lt;&gt;&quot;&quot;;IF(AND([.B411]&lt;&gt;&quot;&quot;;[.C4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12]&lt;&gt;&quot;&quot;;IF(AND([.B412]&lt;&gt;&quot;&quot;;[.C4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13]&lt;&gt;&quot;&quot;;IF(AND([.B413]&lt;&gt;&quot;&quot;;[.C4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14]&lt;&gt;&quot;&quot;;IF(AND([.B414]&lt;&gt;&quot;&quot;;[.C4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15]&lt;&gt;&quot;&quot;;IF(AND([.B415]&lt;&gt;&quot;&quot;;[.C4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16]&lt;&gt;&quot;&quot;;IF(AND([.B416]&lt;&gt;&quot;&quot;;[.C4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17]&lt;&gt;&quot;&quot;;IF(AND([.B417]&lt;&gt;&quot;&quot;;[.C4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18]&lt;&gt;&quot;&quot;;IF(AND([.B418]&lt;&gt;&quot;&quot;;[.C41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19]&lt;&gt;&quot;&quot;;IF(AND([.B419]&lt;&gt;&quot;&quot;;[.C41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20]&lt;&gt;&quot;&quot;;IF(AND([.B420]&lt;&gt;&quot;&quot;;[.C42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21]&lt;&gt;&quot;&quot;;IF(AND([.B421]&lt;&gt;&quot;&quot;;[.C4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437]&lt;&gt;&quot;&quot;;IF(AND([.B437]&lt;&gt;&quot;&quot;;[.C43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48]&lt;&gt;&quot;&quot;;IF(AND([.B448]&lt;&gt;&quot;&quot;;[.C4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49]&lt;&gt;&quot;&quot;;IF(AND([.B449]&lt;&gt;&quot;&quot;;[.C4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50]&lt;&gt;&quot;&quot;;IF(AND([.B450]&lt;&gt;&quot;&quot;;[.C4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51]&lt;&gt;&quot;&quot;;IF(AND([.B451]&lt;&gt;&quot;&quot;;[.C4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52]&lt;&gt;&quot;&quot;;IF(AND([.B452]&lt;&gt;&quot;&quot;;[.C4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53]&lt;&gt;&quot;&quot;;IF(AND([.B453]&lt;&gt;&quot;&quot;;[.C4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54]&lt;&gt;&quot;&quot;;IF(AND([.B454]&lt;&gt;&quot;&quot;;[.C4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55]&lt;&gt;&quot;&quot;;IF(AND([.B455]&lt;&gt;&quot;&quot;;[.C4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56]&lt;&gt;&quot;&quot;;IF(AND([.B456]&lt;&gt;&quot;&quot;;[.C45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57]&lt;&gt;&quot;&quot;;IF(AND([.B457]&lt;&gt;&quot;&quot;;[.C45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58]&lt;&gt;&quot;&quot;;IF(AND([.B458]&lt;&gt;&quot;&quot;;[.C45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59]&lt;&gt;&quot;&quot;;IF(AND([.B459]&lt;&gt;&quot;&quot;;[.C4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475]&lt;&gt;&quot;&quot;;IF(AND([.B475]&lt;&gt;&quot;&quot;;[.C47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86]&lt;&gt;&quot;&quot;;IF(AND([.B486]&lt;&gt;&quot;&quot;;[.C4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87]&lt;&gt;&quot;&quot;;IF(AND([.B487]&lt;&gt;&quot;&quot;;[.C4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88]&lt;&gt;&quot;&quot;;IF(AND([.B488]&lt;&gt;&quot;&quot;;[.C4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89]&lt;&gt;&quot;&quot;;IF(AND([.B489]&lt;&gt;&quot;&quot;;[.C4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90]&lt;&gt;&quot;&quot;;IF(AND([.B490]&lt;&gt;&quot;&quot;;[.C4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91]&lt;&gt;&quot;&quot;;IF(AND([.B491]&lt;&gt;&quot;&quot;;[.C4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92]&lt;&gt;&quot;&quot;;IF(AND([.B492]&lt;&gt;&quot;&quot;;[.C4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93]&lt;&gt;&quot;&quot;;IF(AND([.B493]&lt;&gt;&quot;&quot;;[.C4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94]&lt;&gt;&quot;&quot;;IF(AND([.B494]&lt;&gt;&quot;&quot;;[.C49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95]&lt;&gt;&quot;&quot;;IF(AND([.B495]&lt;&gt;&quot;&quot;;[.C49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96]&lt;&gt;&quot;&quot;;IF(AND([.B496]&lt;&gt;&quot;&quot;;[.C49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97]&lt;&gt;&quot;&quot;;IF(AND([.B497]&lt;&gt;&quot;&quot;;[.C4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13]&lt;&gt;&quot;&quot;;IF(AND([.B513]&lt;&gt;&quot;&quot;;[.C51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524]&lt;&gt;&quot;&quot;;IF(AND([.B524]&lt;&gt;&quot;&quot;;[.C5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525]&lt;&gt;&quot;&quot;;IF(AND([.B525]&lt;&gt;&quot;&quot;;[.C5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526]&lt;&gt;&quot;&quot;;IF(AND([.B526]&lt;&gt;&quot;&quot;;[.C5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527]&lt;&gt;&quot;&quot;;IF(AND([.B527]&lt;&gt;&quot;&quot;;[.C5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528]&lt;&gt;&quot;&quot;;IF(AND([.B528]&lt;&gt;&quot;&quot;;[.C5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529]&lt;&gt;&quot;&quot;;IF(AND([.B529]&lt;&gt;&quot;&quot;;[.C5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530]&lt;&gt;&quot;&quot;;IF(AND([.B530]&lt;&gt;&quot;&quot;;[.C5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531]&lt;&gt;&quot;&quot;;IF(AND([.B531]&lt;&gt;&quot;&quot;;[.C5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532]&lt;&gt;&quot;&quot;;IF(AND([.B532]&lt;&gt;&quot;&quot;;[.C5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533]&lt;&gt;&quot;&quot;;IF(AND([.B533]&lt;&gt;&quot;&quot;;[.C5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534]&lt;&gt;&quot;&quot;;IF(AND([.B534]&lt;&gt;&quot;&quot;;[.C5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535]&lt;&gt;&quot;&quot;;IF(AND([.B535]&lt;&gt;&quot;&quot;;[.C5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51]&lt;&gt;&quot;&quot;;IF(AND([.B551]&lt;&gt;&quot;&quot;;[.C55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562]&lt;&gt;&quot;&quot;;IF(AND([.B562]&lt;&gt;&quot;&quot;;[.C5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563]&lt;&gt;&quot;&quot;;IF(AND([.B563]&lt;&gt;&quot;&quot;;[.C5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564]&lt;&gt;&quot;&quot;;IF(AND([.B564]&lt;&gt;&quot;&quot;;[.C5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565]&lt;&gt;&quot;&quot;;IF(AND([.B565]&lt;&gt;&quot;&quot;;[.C5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566]&lt;&gt;&quot;&quot;;IF(AND([.B566]&lt;&gt;&quot;&quot;;[.C5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567]&lt;&gt;&quot;&quot;;IF(AND([.B567]&lt;&gt;&quot;&quot;;[.C5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568]&lt;&gt;&quot;&quot;;IF(AND([.B568]&lt;&gt;&quot;&quot;;[.C5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569]&lt;&gt;&quot;&quot;;IF(AND([.B569]&lt;&gt;&quot;&quot;;[.C5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570]&lt;&gt;&quot;&quot;;IF(AND([.B570]&lt;&gt;&quot;&quot;;[.C5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571]&lt;&gt;&quot;&quot;;IF(AND([.B571]&lt;&gt;&quot;&quot;;[.C5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572]&lt;&gt;&quot;&quot;;IF(AND([.B572]&lt;&gt;&quot;&quot;;[.C5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573]&lt;&gt;&quot;&quot;;IF(AND([.B573]&lt;&gt;&quot;&quot;;[.C5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26">
          <table:table-cell/>
          <table:table-cell table:style-name="ce164"/>
          <table:table-cell table:style-name="ce72"/>
          <table:table-cell table:style-name="ce306"/>
          <table:table-cell table:style-name="ce72" table:number-columns-repeated="21"/>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3" table:formula="of:=IF([.D589]&lt;&gt;&quot;&quot;;IF(AND([.B589]&lt;&gt;&quot;&quot;;[.C58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3"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3"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3"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3"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3"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3"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3"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3"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3"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3"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3" table:formula="of:=IF([.D600]&lt;&gt;&quot;&quot;;IF(AND([.B600]&lt;&gt;&quot;&quot;;[.C6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3" table:formula="of:=IF([.D601]&lt;&gt;&quot;&quot;;IF(AND([.B601]&lt;&gt;&quot;&quot;;[.C6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3" table:formula="of:=IF([.D602]&lt;&gt;&quot;&quot;;IF(AND([.B602]&lt;&gt;&quot;&quot;;[.C6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3" table:formula="of:=IF([.D603]&lt;&gt;&quot;&quot;;IF(AND([.B603]&lt;&gt;&quot;&quot;;[.C6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3" table:formula="of:=IF([.D604]&lt;&gt;&quot;&quot;;IF(AND([.B604]&lt;&gt;&quot;&quot;;[.C6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3" table:formula="of:=IF([.D605]&lt;&gt;&quot;&quot;;IF(AND([.B605]&lt;&gt;&quot;&quot;;[.C6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3" table:formula="of:=IF([.D606]&lt;&gt;&quot;&quot;;IF(AND([.B606]&lt;&gt;&quot;&quot;;[.C6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3" table:formula="of:=IF([.D607]&lt;&gt;&quot;&quot;;IF(AND([.B607]&lt;&gt;&quot;&quot;;[.C6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3" table:formula="of:=IF([.D608]&lt;&gt;&quot;&quot;;IF(AND([.B608]&lt;&gt;&quot;&quot;;[.C6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3" table:formula="of:=IF([.D609]&lt;&gt;&quot;&quot;;IF(AND([.B609]&lt;&gt;&quot;&quot;;[.C6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3" table:formula="of:=IF([.D610]&lt;&gt;&quot;&quot;;IF(AND([.B610]&lt;&gt;&quot;&quot;;[.C6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3" table:formula="of:=IF([.D611]&lt;&gt;&quot;&quot;;IF(AND([.B611]&lt;&gt;&quot;&quot;;[.C6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3"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3"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3"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3"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3"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3"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3"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3"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3"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3"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3"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3"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627]&lt;&gt;&quot;&quot;;IF(AND([.B627]&lt;&gt;&quot;&quot;;[.C62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638]&lt;&gt;&quot;&quot;;IF(AND([.B638]&lt;&gt;&quot;&quot;;[.C6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639]&lt;&gt;&quot;&quot;;IF(AND([.B639]&lt;&gt;&quot;&quot;;[.C6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640]&lt;&gt;&quot;&quot;;IF(AND([.B640]&lt;&gt;&quot;&quot;;[.C6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641]&lt;&gt;&quot;&quot;;IF(AND([.B641]&lt;&gt;&quot;&quot;;[.C6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642]&lt;&gt;&quot;&quot;;IF(AND([.B642]&lt;&gt;&quot;&quot;;[.C6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643]&lt;&gt;&quot;&quot;;IF(AND([.B643]&lt;&gt;&quot;&quot;;[.C6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644]&lt;&gt;&quot;&quot;;IF(AND([.B644]&lt;&gt;&quot;&quot;;[.C6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645]&lt;&gt;&quot;&quot;;IF(AND([.B645]&lt;&gt;&quot;&quot;;[.C6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646]&lt;&gt;&quot;&quot;;IF(AND([.B646]&lt;&gt;&quot;&quot;;[.C6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647]&lt;&gt;&quot;&quot;;IF(AND([.B647]&lt;&gt;&quot;&quot;;[.C6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648]&lt;&gt;&quot;&quot;;IF(AND([.B648]&lt;&gt;&quot;&quot;;[.C6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649]&lt;&gt;&quot;&quot;;IF(AND([.B649]&lt;&gt;&quot;&quot;;[.C6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655]&lt;&gt;&quot;&quot;;IF(AND([.B655]&lt;&gt;&quot;&quot;;[.C6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656]&lt;&gt;&quot;&quot;;IF(AND([.B656]&lt;&gt;&quot;&quot;;[.C6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7">
          <table:table-cell/>
          <table:table-cell table:style-name="ce72" table:number-columns-repeated="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8">
          <table:table-cell/>
          <table:table-cell table:style-name="ce72" table:number-columns-repeated="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62">
          <table:table-cell/>
          <table:table-cell table:style-name="ce72" table:number-columns-repeated="2"/>
          <table:table-cell table:style-name="ce306"/>
          <table:table-cell table:style-name="ce72" table:number-columns-repeated="21"/>
          <table:table-cell table:number-columns-repeated="39"/>
        </table:table-row>
        <table:table-row table:style-name="ro35" table:number-rows-repeated="101">
          <table:table-cell/>
          <table:table-cell table:style-name="ce72"/>
          <table:table-cell table:number-columns-repeated="62"/>
        </table:table-row>
        <table:table-row table:style-name="ro35" table:number-rows-repeated="1047371">
          <table:table-cell table:number-columns-repeated="64"/>
        </table:table-row>
        <table:table-row table:style-name="ro35">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table:shapes>
          <draw:frame draw:z-index="0" draw:style-name="gr32" draw:text-style-name="P10" svg:width="6.3118in" svg:height="0.9283in" svg:x="7.9646in" svg:y="6.75in">
            <draw:text-box>
              <text:p><text:span text:style-name="T34">El idioma predeterminado de cada página web puede ser determinado por software. (Nivel A)</text:span></text:p>
              <text:p><text:span text:style-name="T34"/></text:p>
              <text:p><text:span text:style-name="T35"><text:a xlink:href="https://www.w3.org/TR/WCAG/#language-of-page" xlink:type="simple">https://www.w3.org/TR/WCAG/#language-of-page</text:a></text:span></text:p>
            </draw:text-box>
          </draw:frame>
          <draw:frame draw:z-index="1" draw:style-name="gr38" draw:text-style-name="P6" svg:width="6.3472in" svg:height="4.6516in" svg:x="7.9028in" svg:y="65.3484in">
            <draw:text-box>
              <text:p><text:span text:style-name="T34">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34"/></text:p>
              <text:p><text:span text:style-name="T34">- Reversible: El envío es reversible.</text:span></text:p>
              <text:p><text:span text:style-name="T34"/></text:p>
              <text:p><text:span text:style-name="T34">- Revisado: Se verifica la información para detectar errores en la entrada de datos y se proporciona al usuario una oportunidad de corregirlos.</text:span></text:p>
              <text:p><text:span text:style-name="T34"/></text:p>
              <text:p><text:span text:style-name="T34">- Confirmado: Se proporciona un mecanismo para revisar, confirmar y corregir la información antes de finalizar el envío de los datos.</text:span></text:p>
              <text:p><text:span text:style-name="T34"/></text:p>
              <text:p><text:span text:style-name="T35"><text:a xlink:href="https://www.w3.org/TR/WCAG/#error-prevention-legal-financial-data" xlink:type="simple">https://www.w3.org/TR/WCAG/#error-prevention-legal-financial-data</text:a></text:span></text:p>
            </draw:text-box>
          </draw:frame>
          <draw:frame draw:z-index="2" draw:style-name="gr34" draw:text-style-name="P6" svg:width="6.3213in" svg:height="2.1768in" svg:x="7.9287in" svg:y="59.1252in">
            <draw:text-box>
              <text:p><text:span text:style-name="T34">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34"/></text:p>
              <text:p><text:span text:style-name="T34"/></text:p>
              <text:p><text:span text:style-name="T35"><text:a xlink:href="https://www.w3.org/TR/WCAG/#error-suggestion" xlink:type="simple">https://www.w3.org/TR/WCAG/#error-suggestion</text:a></text:span></text:p>
            </draw:text-box>
          </draw:frame>
          <draw:frame draw:z-index="3" draw:style-name="gr25" draw:text-style-name="P6" svg:width="6.3276in" svg:height="1.6917in" svg:x="7.9224in" svg:y="52.3823in">
            <draw:text-box>
              <text:p><text:span text:style-name="T34">Se proporcionan etiquetas o instrucciones cuando el contenido requiere la introducción de datos por parte del usuario. (Nivel A)</text:span></text:p>
              <text:p><text:span text:style-name="T34"/></text:p>
              <text:p><text:span text:style-name="T34"/></text:p>
              <text:p><text:span text:style-name="T35"><text:a xlink:href="https://www.w3.org/TR/WCAG/#labels-or-instructions" xlink:type="simple">https://www.w3.org/TR/WCAG/#labels-or-instructions</text:a></text:span></text:p>
            </draw:text-box>
          </draw:frame>
          <draw:frame draw:z-index="4" draw:style-name="gr25" draw:text-style-name="P8" svg:width="6.3339in" svg:height="1.6917in" svg:x="7.9161in" svg:y="45.8673in">
            <draw:text-box>
              <text:p><text:span text:style-name="T34">Si se detecta automáticamente un error en la entrada de datos, el elemento erróneo es identificado y el error se describe al usuario mediante un texto. (Nivel A)</text:span></text:p>
              <text:p><text:span text:style-name="T34"/></text:p>
              <text:p><text:span text:style-name="T34"/></text:p>
              <text:p><text:span text:style-name="T35">https://www.w3.org/TR/WCAG/#error-identification</text:span></text:p>
            </draw:text-box>
          </draw:frame>
          <draw:frame draw:z-index="5" draw:style-name="gr25" draw:text-style-name="P6" svg:width="6.3591in" svg:height="1.6917in" svg:x="8in" svg:y="39.3673in">
            <draw:text-box>
              <text:p><text:span text:style-name="T34">Los componentes que tienen la misma funcionalidad dentro de un conjunto de páginas web son identificados de manera coherente. (Nivel AA)</text:span></text:p>
              <text:p><text:span text:style-name="T34"/></text:p>
              <text:p><text:span text:style-name="T34"/></text:p>
              <text:p><text:span text:style-name="T35"><text:a xlink:href="https://www.w3.org/TR/WCAG/#consistent-identification" xlink:type="simple">https://www.w3.org/TR/WCAG/#consistent-identification</text:a></text:span></text:p>
            </draw:text-box>
          </draw:frame>
          <draw:frame draw:z-index="6" draw:style-name="gr34" draw:text-style-name="P6" svg:width="6.3343in" svg:height="2.1768in" svg:x="7.9157in" svg:y="32.6598in">
            <draw:text-box>
              <text:p><text:span text:style-name="T34">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34"/></text:p>
              <text:p><text:span text:style-name="T34"/></text:p>
              <text:p><text:span text:style-name="T35"><text:a xlink:href="https://www.w3.org/TR/WCAG/#consistent-navigation" xlink:type="simple">https://www.w3.org/TR/WCAG/#consistent-navigation</text:a></text:span></text:p>
            </draw:text-box>
          </draw:frame>
          <draw:frame draw:z-index="7" draw:style-name="gr34" draw:text-style-name="P6" svg:width="6.3217in" svg:height="2.1768in" svg:x="7.9283in" svg:y="25.8535in">
            <draw:text-box>
              <text:p><text:span text:style-name="T34">El cambio de estado en cualquier componente de la interfaz de usuario no provoca automáticamente un cambio en el contexto a menos que el usuario haya sido advertido de ese comportamiento antes de usar el componente. (Nivel A)</text:span></text:p>
              <text:p><text:span text:style-name="T34"/></text:p>
              <text:p><text:span text:style-name="T35"/></text:p>
              <text:p><text:span text:style-name="T35"><text:a xlink:href="https://www.w3.org/TR/WCAG/#on-input" xlink:type="simple">https://www.w3.org/TR/WCAG/#on-input</text:a></text:span></text:p>
            </draw:text-box>
          </draw:frame>
          <draw:frame draw:z-index="8" draw:style-name="gr39" draw:text-style-name="P15" svg:width="6.3598in" svg:height="1.213in" svg:x="7.9035in" svg:y="19.3878in">
            <draw:text-box>
              <text:p text:style-name="P13"><text:span text:style-name="T42">Cuando cualquier componente recibe el foco, no inicia ningún cambio en el contexto. (Nivel A)</text:span></text:p>
              <text:p text:style-name="P13"><text:span text:style-name="T42"/></text:p>
              <text:p text:style-name="P13"><text:span text:style-name="T42"/></text:p>
              <text:p text:style-name="P13"><text:span text:style-name="T45"><text:a xlink:href="https://www.w3.org/TR/WCAG/#on-focus" xlink:type="simple">https://www.w3.org/TR/WCAG/#on-focus</text:a></text:span></text:p>
            </draw:text-box>
          </draw:frame>
          <draw:frame draw:z-index="9" draw:style-name="gr40" draw:text-style-name="P10" svg:width="6.3217in" svg:height="1.698in" svg:x="7.9283in" svg:y="12.8012in">
            <draw:text-box>
              <text:p><text:span text:style-name="T46">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46"/></text:p>
              <text:p><text:span text:style-name="T35"><text:a xlink:href="https://www.w3.org/TR/WCAG/#language-of-parts" xlink:type="simple">https://www.w3.org/TR/WCAG/#language-of-parts</text:a></text:span></text:p>
            </draw:text-box>
          </draw:frame>
          <draw:frame draw:z-index="10" draw:name="Image 1" draw:style-name="gr13" draw:text-style-name="P7" svg:width="0.6791in" svg:height="0.7579in" svg:x="10.8965in" svg:y="5.992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1" draw:name="Image 1" draw:style-name="gr13" draw:text-style-name="P7" svg:width="0.6791in" svg:height="0.7579in" svg:x="10.8091in" svg:y="1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2" draw:name="Image 1" draw:style-name="gr13" draw:text-style-name="P7" svg:width="0.6791in" svg:height="0.7579in" svg:x="10.8091in" svg:y="1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3" draw:name="Image 1" draw:style-name="gr13" draw:text-style-name="P7" svg:width="0.6791in" svg:height="0.7579in" svg:x="10.8209in" svg:y="25.006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4" draw:name="Image 1" draw:style-name="gr13" draw:text-style-name="P7" svg:width="0.6791in" svg:height="0.7579in" svg:x="10.8209in" svg:y="3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5" draw:name="Image 1" draw:style-name="gr13" draw:text-style-name="P7" svg:width="0.6791in" svg:height="0.7579in" svg:x="10.9299in" svg:y="3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6" draw:name="Image 1" draw:style-name="gr13" draw:text-style-name="P7" svg:width="0.6791in" svg:height="0.7579in" svg:x="10.7827in" svg:y="4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7" draw:name="Image 1" draw:style-name="gr13" draw:text-style-name="P7" svg:width="0.6791in" svg:height="0.7579in" svg:x="10.8346in" svg:y="51.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8" draw:name="Image 1" draw:style-name="gr13" draw:text-style-name="P7" svg:width="0.6791in" svg:height="0.7579in" svg:x="10.8346in" svg:y="58.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9" draw:name="Image 1" draw:style-name="gr13" draw:text-style-name="P7" svg:width="0.6791in" svg:height="0.7579in" svg:x="10.8087in" svg:y="64.636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50">
          <table:table-cell/>
          <table:table-cell table:style-name="ce175"/>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7">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table-cell table:style-name="ce177"/>
          <table:table-cell table:style-name="ce72" table:number-columns-repeated="13"/>
          <table:table-cell table:number-columns-repeated="49"/>
        </table:table-row>
        <table:table-row table:style-name="ro51">
          <table:table-cell/>
          <table:table-cell table:style-name="ce116" office:value-type="string" calcext:value-type="string">
            <text:p>Principio 3: Comprensible</text:p>
          </table:table-cell>
          <table:table-cell table:style-name="ce72"/>
          <table:table-cell table:style-name="ce306"/>
          <table:table-cell table:style-name="ce72" table:number-columns-repeated="11"/>
          <table:table-cell table:number-columns-repeated="49"/>
        </table:table-row>
        <table:table-row table:style-name="ro38">
          <table:table-cell/>
          <table:table-cell table:style-name="ce178" office:value-type="string" calcext:value-type="string">
            <text:p>La información y el manejo de la interfaz de usuario deben ser comprensibles.</text:p>
          </table:table-cell>
          <table:table-cell table:style-name="ce72"/>
          <table:table-cell table:style-name="ce306"/>
          <table:table-cell table:style-name="ce72" table:number-columns-repeated="11"/>
          <table:table-cell table:number-columns-repeated="49"/>
        </table:table-row>
        <table:table-row table:style-name="ro52">
          <table:table-cell/>
          <table:table-cell table:style-name="ce177"/>
          <table:table-cell table:style-name="ce72"/>
          <table:table-cell table:style-name="ce306"/>
          <table:table-cell table:style-name="ce72"/>
          <table:table-cell table:number-columns-repeated="5"/>
          <table:table-cell table:style-name="ce72" table:number-columns-repeated="5"/>
          <table:table-cell table:number-columns-repeated="49"/>
        </table:table-row>
        <table:table-row table:style-name="ro53">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3"/>
          <table:table-cell table:number-columns-repeated="49"/>
        </table:table-row>
        <table:table-row table:style-name="ro34">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1"/>
          <table:table-cell table:style-name="ce133"/>
          <table:table-cell table:style-name="ce126" table:number-columns-repeated="8"/>
          <table:table-cell table:style-name="ce72" table:number-columns-repeated="4"/>
          <table:table-cell table:number-columns-repeated="49"/>
        </table:table-row>
        <table:table-row table:style-name="ro34">
          <table:table-cell/>
          <table:table-cell table:style-name="ce165"/>
          <table:table-cell table:style-name="ce72"/>
          <table:table-cell table:style-name="ce306"/>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72" table:number-columns-repeated="2"/>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9]&lt;&gt;&quot;&quot;;IF(AND([.B19]&lt;&gt;&quot;&quot;;[.C1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lt;&gt;&quot;&quot;;IF(AND([.B21]&lt;&gt;&quot;&quot;;[.C21]&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3.8091in" svg:y="5.6508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3.822in" svg:y="6.1524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style-name="ce72" table:number-columns-repeated="12"/>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lt;&gt;&quot;&quot;;IF(AND([.B25]&lt;&gt;&quot;&quot;;[.C25]&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6]&lt;&gt;&quot;&quot;;IF(AND([.B26]&lt;&gt;&quot;&quot;;[.C26]&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7]&lt;&gt;&quot;&quot;;IF(AND([.B27]&lt;&gt;&quot;&quot;;[.C27]&lt;&gt;&quot;&quot;);&quot;&quot;;&quot;ERR&quot;);&quot;&quot;)">
            <text:p/>
          </table:table-cell>
          <table:table-cell table:style-name="ce72" table:number-columns-repeated="13"/>
          <table:table-cell table:style-name="ce159"/>
          <table:table-cell table:style-name="ce72" table:number-columns-repeated="6"/>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8]&lt;&gt;&quot;&quot;;IF(AND([.B28]&lt;&gt;&quot;&quot;;[.C2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2]&lt;&gt;&quot;&quot;;IF(AND([.B32]&lt;&gt;&quot;&quot;;[.C32]&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lt;&gt;&quot;&quot;;IF(AND([.B33]&lt;&gt;&quot;&quot;;[.C33]&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57]&lt;&gt;&quot;&quot;;IF(AND([.B57]&lt;&gt;&quot;&quot;;[.C5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95]&lt;&gt;&quot;&quot;;IF(AND([.B95]&lt;&gt;&quot;&quot;;[.C9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33]&lt;&gt;&quot;&quot;;IF(AND([.B133]&lt;&gt;&quot;&quot;;[.C13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71]&lt;&gt;&quot;&quot;;IF(AND([.B171]&lt;&gt;&quot;&quot;;[.C17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09]&lt;&gt;&quot;&quot;;IF(AND([.B209]&lt;&gt;&quot;&quot;;[.C20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47]&lt;&gt;&quot;&quot;;IF(AND([.B247]&lt;&gt;&quot;&quot;;[.C24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85]&lt;&gt;&quot;&quot;;IF(AND([.B285]&lt;&gt;&quot;&quot;;[.C28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13]&lt;&gt;&quot;&quot;;IF(AND([.B313]&lt;&gt;&quot;&quot;;[.C3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14]&lt;&gt;&quot;&quot;;IF(AND([.B314]&lt;&gt;&quot;&quot;;[.C3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23]&lt;&gt;&quot;&quot;;IF(AND([.B323]&lt;&gt;&quot;&quot;;[.C32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61]&lt;&gt;&quot;&quot;;IF(AND([.B361]&lt;&gt;&quot;&quot;;[.C36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95]&lt;&gt;&quot;&quot;;IF(AND([.B395]&lt;&gt;&quot;&quot;;[.C395]&lt;&gt;&quot;&quot;);&quot;&quot;;&quot;ERR&quot;);&quot;&quot;)">
            <text:p/>
          </table:table-cell>
          <table:table-cell table:style-name="ce72" table:number-columns-repeated="20"/>
          <table:table-cell table:number-columns-repeated="39"/>
        </table:table-row>
        <table:table-row table:style-name="ro34" table:number-rows-repeated="399">
          <table:table-cell/>
          <table:table-cell table:style-name="ce165"/>
          <table:table-cell table:style-name="ce72"/>
          <table:table-cell table:style-name="ce306"/>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32" draw:text-style-name="P10" svg:width="6.5in" svg:height="3.25in" svg:x="7.9508in" svg:y="6.2244in">
            <draw:text-box>
              <text:p><text:span text:style-name="T34">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34"/></text:p>
              <text:p><text:span text:style-name="T34">Nota: Las etiquetas de apertura y cierre a las que les falte un carácter crítico para su formación, como un signo de "mayor qué", o en las que falten las comillas de apertura o cierre en el valor de un atributo, no se consideran completas.</text:span></text:p>
              <text:p><text:span text:style-name="T34"/></text:p>
              <text:p><text:span text:style-name="T35"><text:a xlink:href="https://www.w3.org/TR/WCAG/#parsing" xlink:type="simple">https://www.w3.org/TR/WCAG/#parsing</text:a></text:span></text:p>
            </draw:text-box>
          </draw:frame>
          <draw:frame draw:z-index="1" draw:style-name="gr41" draw:text-style-name="P15" svg:width="6.5in" svg:height="1.9406in" svg:x="7.9508in" svg:y="19.4697in">
            <draw:text-box>
              <text:p text:style-name="P13"><text:span text:style-name="T42">En el contenido implementado utilizando lenguajes de marcado, los mensajes de estado se pueden determinar mediante roles o propiedades, de modo que se puedan presentar al usuario mediante tecnologías de asistencia sin recibir atención.</text:span></text:p>
              <text:p text:style-name="P13"><text:span text:style-name="T42"/></text:p>
              <text:p text:style-name="P13"><text:span text:style-name="T42"/></text:p>
              <text:p text:style-name="P13"><text:span text:style-name="T45"><text:a xlink:href="https://www.w3.org/TR/WCAG/#status-messages" xlink:type="simple">https://www.w3.org/TR/WCAG/#status-messages</text:a></text:span></text:p>
            </draw:text-box>
          </draw:frame>
          <draw:frame draw:z-index="2" draw:style-name="gr42" draw:text-style-name="P10" svg:width="6.5in" svg:height="4.3657in" svg:x="8in" svg:y="12.5705in">
            <draw:text-box>
              <text:p><text:span text:style-name="T46">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46"/></text:p>
              <text:p><text:span text:style-name="T46">Nota: Este criterio de conformidad se dirige principalmente a los autores web que desarrollan o programan sus propios</text:span><text:span text:style-name="T34"> componentes de interfaz de usuario. Por ejemplo, los controles estándar de HTML satisfacen automáticamente este criterio cuando se emplean de acuerdo con su especificación.</text:span></text:p>
              <text:p><text:span text:style-name="T34"/></text:p>
              <text:p><text:span text:style-name="T38"/></text:p>
              <text:p><text:span text:style-name="T35"><text:a xlink:href="https://www.w3.org/TR/WCAG/#name-role-value" xlink:type="simple">https://www.w3.org/TR/WCAG/#name-role-value</text:a></text:span></text:p>
            </draw:text-box>
          </draw:frame>
          <draw:frame draw:z-index="3" draw:name="Image 1" draw:style-name="gr13" draw:text-style-name="P7" svg:width="0.6791in" svg:height="0.7579in" svg:x="10.8626in" svg:y="5.454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4" draw:name="Image 1" draw:style-name="gr13" draw:text-style-name="P7" svg:width="0.6791in" svg:height="0.7579in" svg:x="10.8209in" svg:y="1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5" draw:name="Image 1" draw:style-name="gr13" draw:text-style-name="P7" svg:width="0.6791in" svg:height="0.7579in" svg:x="10.7717in" svg:y="18.554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5"/>
          <table:table-cell table:style-name="ce52"/>
          <table:table-cell table:style-name="ce72" table:number-columns-repeated="23"/>
          <table:table-cell table:number-columns-repeated="38"/>
        </table:table-row>
        <table:table-row table:style-name="ro2">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3">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3">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5">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34">
          <table:table-cell table:style-name="ce72"/>
          <table:table-cell table:style-name="ce177"/>
          <table:table-cell table:style-name="ce72" table:number-columns-repeated="13"/>
          <table:table-cell table:number-columns-repeated="49"/>
        </table:table-row>
        <table:table-row table:style-name="ro66">
          <table:table-cell/>
          <table:table-cell table:style-name="ce116" office:value-type="string" calcext:value-type="string">
            <text:p>Principio 4: Robusto</text:p>
          </table:table-cell>
          <table:table-cell table:style-name="ce72"/>
          <table:table-cell table:style-name="ce306"/>
          <table:table-cell table:style-name="ce72" table:number-columns-repeated="11"/>
          <table:table-cell table:number-columns-repeated="49"/>
        </table:table-row>
        <table:table-row table:style-name="ro67">
          <table:table-cell/>
          <table:table-cell table:style-name="ce178" office:value-type="string" calcext:value-type="string">
            <text:p>El contenido debe ser lo suficientemente robusto para que pueda ser interpretado de manera confiable</text:p>
          </table:table-cell>
          <table:table-cell table:style-name="ce72"/>
          <table:table-cell table:style-name="ce306"/>
          <table:table-cell table:style-name="ce72" table:number-columns-repeated="11"/>
          <table:table-cell table:number-columns-repeated="49"/>
        </table:table-row>
        <table:table-row table:style-name="ro44">
          <table:table-cell/>
          <table:table-cell table:style-name="ce177"/>
          <table:table-cell table:style-name="ce72"/>
          <table:table-cell table:style-name="ce306"/>
          <table:table-cell table:style-name="ce72"/>
          <table:table-cell table:number-columns-repeated="5"/>
          <table:table-cell table:style-name="ce72" table:number-columns-repeated="5"/>
          <table:table-cell table:number-columns-repeated="49"/>
        </table:table-row>
        <table:table-row table:style-name="ro68">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10"/>
          <table:table-cell table:style-name="ce72" table:number-columns-repeated="14"/>
          <table:table-cell table:number-columns-repeated="39"/>
        </table:table-row>
        <table:table-row table:style-name="ro34">
          <table:table-cell/>
          <table:table-cell table:style-name="ce165"/>
          <table:table-cell table:style-name="ce72"/>
          <table:table-cell table:style-name="ce306"/>
          <table:table-cell table:style-name="ce129"/>
          <table:table-cell table:number-columns-repeated="5"/>
          <table:table-cell table:style-name="ce72" table:number-columns-repeated="15"/>
          <table:table-cell table:number-columns-repeated="39"/>
        </table:table-row>
        <table:table-row table:style-name="ro55">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19]&lt;&gt;&quot;&quot;;IF(AND([.B19]&lt;&gt;&quot;&quot;;[.C19]&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21]&lt;&gt;&quot;&quot;;IF(AND([.B21]&lt;&gt;&quot;&quot;;[.C21]&lt;&gt;&quot;&quot;);&quot;&quot;;&quot;ERR&quot;);&quot;&quot;)">
            <text:p/>
          </table:table-cell>
          <table:table-cell table:style-name="ce72" table:number-columns-repeated="6"/>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3.9508in" svg:y="5.5713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3.9638in" svg:y="6.0732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25]&lt;&gt;&quot;&quot;;IF(AND([.B25]&lt;&gt;&quot;&quot;;[.C25]&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26]&lt;&gt;&quot;&quot;;IF(AND([.B26]&lt;&gt;&quot;&quot;;[.C26]&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27]&lt;&gt;&quot;&quot;;IF(AND([.B27]&lt;&gt;&quot;&quot;;[.C27]&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28]&lt;&gt;&quot;&quot;;IF(AND([.B28]&lt;&gt;&quot;&quot;;[.C28]&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30]&lt;&gt;&quot;&quot;;IF(AND([.B30]&lt;&gt;&quot;&quot;;[.C30]&lt;&gt;&quot;&quot;);&quot;&quot;;&quot;ERR&quot;);&quot;&quot;)">
            <text:p/>
          </table:table-cell>
          <table:table-cell table:style-name="ce72" table:number-columns-repeated="7"/>
          <table:table-cell table:style-name="ce159"/>
          <table:table-cell table:number-columns-repeated="4"/>
          <table:table-cell table:style-name="ce72" table:number-columns-repeated="8"/>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32]&lt;&gt;&quot;&quot;;IF(AND([.B32]&lt;&gt;&quot;&quot;;[.C32]&lt;&gt;&quot;&quot;);&quot;&quot;;&quot;ERR&quot;);&quot;&quot;)">
            <text:p/>
          </table:table-cell>
          <table:table-cell table:style-name="ce72" table:number-columns-repeated="7"/>
          <table:table-cell table:style-name="ce159"/>
          <table:table-cell table:style-name="ce72"/>
          <table:table-cell table:number-columns-repeated="2"/>
          <table:table-cell table:style-name="ce72"/>
          <table:table-cell table:style-name="ce159" table:number-columns-repeated="2"/>
          <table:table-cell table:style-name="ce72" table:number-columns-repeated="6"/>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33]&lt;&gt;&quot;&quot;;IF(AND([.B33]&lt;&gt;&quot;&quot;;[.C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57]&lt;&gt;&quot;&quot;;IF(AND([.B57]&lt;&gt;&quot;&quot;;[.C57]&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60]&lt;&gt;&quot;&quot;;IF(AND([.B60]&lt;&gt;&quot;&quot;;[.C60]&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61]&lt;&gt;&quot;&quot;;IF(AND([.B61]&lt;&gt;&quot;&quot;;[.C61]&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62]&lt;&gt;&quot;&quot;;IF(AND([.B62]&lt;&gt;&quot;&quot;;[.C62]&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95]&lt;&gt;&quot;&quot;;IF(AND([.B95]&lt;&gt;&quot;&quot;;[.C95]&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129]&lt;&gt;&quot;&quot;;IF(AND([.B129]&lt;&gt;&quot;&quot;;[.C129]&lt;&gt;&quot;&quot;);&quot;&quot;;&quot;ERR&quot;);&quot;&quot;)">
            <text:p/>
          </table:table-cell>
          <table:table-cell table:style-name="ce72"/>
          <table:table-cell table:style-name="ce208"/>
          <table:table-cell table:style-name="ce72" table:number-columns-repeated="18"/>
          <table:table-cell table:number-columns-repeated="39"/>
        </table:table-row>
        <table:table-row table:style-name="ro34" table:number-rows-repeated="396">
          <table:table-cell/>
          <table:table-cell table:style-name="ce165"/>
          <table:table-cell table:style-name="ce72"/>
          <table:table-cell table:style-name="ce306"/>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95" table:default-cell-style-name="ce222"/>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47">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48">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8">
          <table:table-cell table:style-name="ce51"/>
          <table:table-cell table:style-name="ce161"/>
          <table:table-cell table:style-name="ce72" table:number-columns-repeated="24"/>
          <table:table-cell table:number-columns-repeated="38"/>
        </table:table-row>
        <table:table-row table:style-name="ro48">
          <table:table-cell/>
          <table:table-cell table:style-name="ce64" office:value-type="string" calcext:value-type="string">
            <text:p>Resultados agregados</text:p>
          </table:table-cell>
          <table:table-cell table:style-name="ce56"/>
          <table:table-cell table:style-name="ce83" table:number-columns-repeated="30"/>
          <table:table-cell table:style-name="ce132" table:number-columns-repeated="31"/>
        </table:table-row>
        <table:table-row table:style-name="ro69">
          <table:table-cell table:style-name="ce131" table:number-columns-repeated="9"/>
          <table:table-cell table:style-name="ce235" office:value-type="string" calcext:value-type="string" table:number-columns-spanned="3" table:number-rows-spanned="1">
            <text:p>EVALUADO</text:p>
          </table:table-cell>
          <table:covered-table-cell table:number-columns-repeated="2" table:style-name="ce131"/>
          <table:table-cell table:style-name="ce131"/>
          <table:table-cell table:style-name="ce235" office:value-type="string" calcext:value-type="string" table:number-columns-spanned="3" table:number-rows-spanned="1">
            <text:p>PENDIENTE DE EVALUAR</text:p>
          </table:table-cell>
          <table:covered-table-cell table:number-columns-repeated="2" table:style-name="ce131"/>
          <table:table-cell table:style-name="ce131" table:number-columns-repeated="10"/>
          <table:table-cell table:style-name="ce132" table:number-columns-repeated="38"/>
        </table:table-row>
        <table:table-row table:style-name="ro70">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A</text:p>
          </table:table-cell>
          <table:covered-table-cell table:style-name="ce380"/>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AA</text:p>
          </table:table-cell>
          <table:covered-table-cell table:style-name="ce380"/>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TOTAL</text:p>
          </table:table-cell>
          <table:covered-table-cell table:style-name="ce380"/>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style-name="ce212" table:number-columns-repeated="16"/>
          <table:table-cell table:style-name="ce243" table:number-columns-repeated="10"/>
          <table:table-cell table:style-name="ce249" table:number-columns-repeated="11"/>
          <table:table-cell table:style-name="ce132"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71">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72">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32"/>
        <table:table-column table:style-name="co83" table:default-cell-style-name="ce432"/>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33" office:value-type="string" calcext:value-type="string">
            <text:p>Ambito geográfico</text:p>
          </table:table-cell>
          <table:table-cell/>
          <table:table-cell table:style-name="ce433" office:value-type="string" calcext:value-type="string">
            <text:p>Ambito temático</text:p>
          </table:table-cell>
          <table:table-cell/>
          <table:table-cell table:style-name="ce433" office:value-type="string" calcext:value-type="string">
            <text:p>Tipo de evaluación</text:p>
          </table:table-cell>
          <table:table-cell/>
          <table:table-cell table:style-name="ce433" office:value-type="string" calcext:value-type="string">
            <text:p>Nivel compliance</text:p>
          </table:table-cell>
          <table:table-cell/>
          <table:table-cell table:style-name="ce433" office:value-type="string" calcext:value-type="string">
            <text:p>V/F</text:p>
          </table:table-cell>
          <table:table-cell/>
          <table:table-cell table:style-name="ce433" office:value-type="string" calcext:value-type="string">
            <text:p>V/F</text:p>
          </table:table-cell>
          <table:table-cell/>
          <table:table-cell table:style-name="ce433" office:value-type="string" calcext:value-type="string">
            <text:p>Tipos de página</text:p>
          </table:table-cell>
          <table:table-cell/>
          <table:table-cell table:style-name="ce433" office:value-type="string" calcext:value-type="string">
            <text:p>Tipo de sitio</text:p>
          </table:table-cell>
          <table:table-cell/>
          <table:table-cell table:style-name="ce433" office:value-type="string" calcext:value-type="string">
            <text:p>Tipo de sitio web</text:p>
          </table:table-cell>
          <table:table-cell/>
          <table:table-cell table:style-name="ce433"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72" office:value-type="string" calcext:value-type="string">
            <text:p>AGE</text:p>
          </table:table-cell>
          <table:table-cell/>
          <table:table-cell table:style-name="ce253"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06" office:value-type="string" calcext:value-type="string">
            <text:p>N/T</text:p>
          </table:table-cell>
          <table:table-cell table:style-name="ce306" office:value-type="string" calcext:value-type="string">
            <text:p>NT</text:p>
          </table:table-cell>
        </table:table-row>
        <table:table-row table:style-name="ro54">
          <table:table-cell/>
          <table:table-cell table:style-name="Default"/>
          <table:table-cell table:style-name="ce72" office:value-type="string" calcext:value-type="string">
            <text:p>CCAA</text:p>
          </table:table-cell>
          <table:table-cell/>
          <table:table-cell table:style-name="ce253"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06" office:value-type="string" calcext:value-type="string">
            <text:p>N/D</text:p>
          </table:table-cell>
        </table:table-row>
        <table:table-row table:style-name="ro54">
          <table:table-cell/>
          <table:table-cell table:style-name="Default"/>
          <table:table-cell table:style-name="ce72" office:value-type="string" calcext:value-type="string">
            <text:p>EELL</text:p>
          </table:table-cell>
          <table:table-cell/>
          <table:table-cell table:style-name="ce253"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06" office:value-type="string" calcext:value-type="string">
            <text:p>N/A</text:p>
          </table:table-cell>
        </table:table-row>
        <table:table-row table:style-name="ro54">
          <table:table-cell/>
          <table:table-cell table:style-name="Default"/>
          <table:table-cell table:style-name="ce72" office:value-type="string" calcext:value-type="string">
            <text:p>Otros</text:p>
          </table:table-cell>
          <table:table-cell/>
          <table:table-cell table:style-name="ce253"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06" office:value-type="string" calcext:value-type="string">
            <text:p>Falla</text:p>
          </table:table-cell>
        </table:table-row>
        <table:table-row table:style-name="ro54">
          <table:table-cell/>
          <table:table-cell table:style-name="Default" table:number-columns-repeated="2"/>
          <table:table-cell/>
          <table:table-cell table:style-name="ce253"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06" office:value-type="string" calcext:value-type="string">
            <text:p>Pasa</text:p>
          </table:table-cell>
        </table:table-row>
        <table:table-row table:style-name="ro6">
          <table:table-cell/>
          <table:table-cell table:style-name="Default" table:number-columns-repeated="2"/>
          <table:table-cell/>
          <table:table-cell table:style-name="ce253"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53"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53"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53"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7"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54"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2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30" office:value-type="string" calcext:value-type="string">
            <text:p>Porcentaje fallos por criterio para OK</text:p>
          </table:table-cell>
          <table:table-cell table:style-name="ce434" office:value-type="percentage" office:value="0.1" calcext:value-type="percentage">
            <text:p>10.00 %</text:p>
          </table:table-cell>
          <table:table-cell table:number-columns-repeated="19"/>
        </table:table-row>
        <table:table-row table:style-name="ro7">
          <table:table-cell/>
          <table:table-cell table:style-name="ce430" office:value-type="string" calcext:value-type="string">
            <text:p>Límite para Situación Cumplimiento = No Conforme</text:p>
          </table:table-cell>
          <table:table-cell table:style-name="ce434" office:value-type="percentage" office:value="0.5" calcext:value-type="percentage">
            <text:p>50.00 %</text:p>
          </table:table-cell>
          <table:table-cell table:number-columns-repeated="19"/>
        </table:table-row>
        <table:table-row table:style-name="ro7">
          <table:table-cell/>
          <table:table-cell table:style-name="ce430" office:value-type="string" calcext:value-type="string">
            <text:p>Límite para Situación Cumplimiento = Plenamente Conforme</text:p>
          </table:table-cell>
          <table:table-cell table:style-name="ce434"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5" table:number-columns-repeated="2"/>
          <table:table-cell table:number-columns-repeated="18"/>
        </table:table-row>
        <table:table-row table:style-name="ro54">
          <table:table-cell/>
          <table:table-cell table:style-name="ce431" office:value-type="string" calcext:value-type="string">
            <text:p>CÁLCULOS INTERMEDIOS</text:p>
          </table:table-cell>
          <table:table-cell table:style-name="ce436" table:number-columns-repeated="2"/>
          <table:table-cell table:number-columns-repeated="18"/>
        </table:table-row>
        <table:table-row table:style-name="ro54">
          <table:table-cell table:number-columns-repeated="2"/>
          <table:table-cell table:style-name="ce436"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32"/>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32"/>
          <table:table-cell table:number-columns-repeated="18"/>
        </table:table-row>
        <table:table-row table:style-name="ro54" table:number-rows-repeated="6">
          <table:table-cell table:number-columns-repeated="3"/>
          <table:table-cell table:style-name="ce432"/>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3" draw:text-style-name="P4" svg:width="6.5287in" svg:height="6.6319in" svg:x="2.9028in" svg:y="0in" draw:caption-point-x="-0.2402in" draw:caption-point-y="0.1815in">
              <dc:date>2019-03-04T00:00:00</dc:date>
              <text:p text:style-name="P3"><text:span text:style-name="T39">Todo contenido no textual que se presenta al usuario tiene una alternativa textual que cumple el mismo propósito, excepto en las situaciones enumeradas a continuación.</text:span></text:p>
              <text:p text:style-name="P3"><text:span text:style-name="T39">All non-text content that is presented to the user has a text alternative that serves the equivalent purpose, except for the situations listed below. </text:span></text:p>
              <text:p text:style-name="P3"><text:span text:style-name="T39"/></text:p>
              <text:p text:style-name="P3"><text:span text:style-name="T39">Controls, Input: If non-text content is a control or accepts user input, then it has a name that describes its purpose. (Refer to Guideline 4.1 for additional requirements for controls and content that accepts user input.)</text:span></text:p>
              <text:p text:style-name="P3"><text:span text:style-name="T39"/></text:p>
              <text:p text:style-name="P3"><text:span text:style-name="T39">Time-Based Media: If non-text content is time-based media, then text alternatives at least provide descriptive identification of the non-text content. (Refer to Guideline 1.2 for additional requirements for media.)</text:span></text:p>
              <text:p text:style-name="P3"><text:span text:style-name="T39"/></text:p>
              <text:p text:style-name="P3"><text:span text:style-name="T39">Test: If non-text content is a test or exercise that would be invalid if presented in text, then text alternatives at least provide descriptive identification of the non-text content.</text:span></text:p>
              <text:p text:style-name="P3"><text:span text:style-name="T39"/></text:p>
              <text:p text:style-name="P3"><text:span text:style-name="T39">Sensory: If non-text content is primarily intended to create a specific sensory experience, then text alternatives at least provide descriptive identification of the non-text content.</text:span></text:p>
              <text:p text:style-name="P3"><text:span text:style-name="T39"/></text:p>
              <text:p text:style-name="P3"><text:span text:style-name="T39">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3"><text:span text:style-name="T39"/></text:p>
              <text:p text:style-name="P3"><text:span text:style-name="T39">Decoration, Formatting, Invisible: If non-text content is pure decoration, is used only for visual formatting, or is not presented to users, then it is implemented in a way that it can be ignored by assistive technology.</text:span></text:p>
              <text:p text:style-name="P3"><text:span text:style-name="T39"/></text:p>
              <text:p text:style-name="P3"><text:span text:style-name="T39">https://www.w3.org/WAI/WCAG21/Understanding/non-text-content.html</text:span></text:p>
              <text:p text:style-name="P3"><text:span text:style-name="T39"/></text:p>
              <text:p text:style-name="P3"><text:span text:style-name="T39"/></text:p>
              <text:p text:style-name="P3"><text:span text:style-name="T39"/></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table-column table:style-name="co2" table:number-columns-repeated="14" table:default-cell-style-name="Default"/>
        <table:table-row table:style-name="ro58">
          <table:table-cell/>
          <table:table-cell table:style-name="ce53" office:value-type="string" calcext:value-type="string">
            <text:p>Informe de revisión de la accesibilidad</text:p>
          </table:table-cell>
          <table:table-cell table:number-columns-repeated="12"/>
        </table:table-row>
        <table:table-row table:style-name="ro62">
          <table:table-cell/>
          <table:table-cell table:style-name="ce54"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6" office:value-type="string" calcext:value-type="string">
            <text:p>Change Log</text:p>
          </table:table-cell>
          <table:table-cell table:style-name="ce433" table:number-columns-repeated="12"/>
        </table:table-row>
        <table:table-row table:style-name="ro6">
          <table:table-cell table:number-columns-repeated="14"/>
        </table:table-row>
        <table:table-row table:style-name="ro64">
          <table:table-cell/>
          <table:table-cell table:style-name="ce441" office:value-type="string" calcext:value-type="string" table:number-columns-spanned="13" table:number-rows-spanned="1">
            <text:p><text:span text:style-name="T31">Versión 1.0.1</text:span></text:p>
            <text:p/>
            <text:p><text:span text:style-name="T31">- 01. Definición de ámbito</text:span>. Campo <text:span text:style-name="T31">"Soporte de accesibilidad mínimo"</text:span>. Se ha actualizado la descripción del campo en el comentario.</text:p>
            <text:p><text:span text:style-name="T31">- 02. Tecnologías.</text:span> Campo <text:span text:style-name="T31">"Indicar las tecnologías web en las que se basa la conformidad de la accesibilidad"</text:span>. Se ha modificado la descripción de lo que se pide en esta pestaña en el comentario </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0138in"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in"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in"/>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11:08:25.891962535">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4.2$Linux_X86_64 LibreOffice_project/60da17e045e08f1793c57c00ba83cdfce946d0aa</meta:generator>
    <meta:editing-duration>P1DT6H32M17S</meta:editing-duration>
    <meta:editing-cycles>135</meta:editing-cycles>
    <meta:creation-date>2020-03-26T13:14:48.679000000</meta:creation-date>
    <dc:date>2020-10-08T11:08:56.285020517</dc:date>
    <dc:creator>Álvaro Peláez Piñera</dc:creator>
    <meta:document-statistic meta:table-count="12" meta:cell-count="10094" meta:object-count="101"/>
  </office:meta>
</office:document-meta>
</file>